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3/content.xml"/>
  <manifest:file-entry manifest:media-type="application/rdf+xml" manifest:full-path="Object 3/manifest.rdf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Object 4/content.xml"/>
  <manifest:file-entry manifest:media-type="application/rdf+xml" manifest:full-path="Object 4/manifest.rdf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076cm" fo:padding-bottom="0.076cm" fo:padding-left="0.076cm" fo:padding-right="0.0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1.067cm" draw:marker-start-width="2.005cm" draw:marker-end="Arrow" draw:marker-end-width="2.843cm" draw:textarea-horizontal-align="center" draw:textarea-vertical-align="middle" fo:padding-top="0.533cm" fo:padding-bottom="0.533cm" fo:padding-left="0.533cm" fo:padding-right="0.533cm"/>
    </style:style>
    <style:style style:name="gr5" style:family="graphic" style:parent-style-name="standard">
      <style:graphic-properties draw:stroke="none" draw:fill="none" draw:ole-draw-aspect="1"/>
    </style:style>
    <style:style style:name="gr6" style:family="graphic" style:parent-style-name="standard">
      <style:graphic-properties svg:stroke-width="0.356cm" svg:stroke-color="#ff0000" draw:marker-start-width="0.838cm" draw:marker-end="Arrow" draw:marker-end-width="1.803cm" draw:textarea-horizontal-align="center" draw:textarea-vertical-align="middle" fo:padding-top="0.178cm" fo:padding-bottom="0.178cm" fo:padding-left="0.178cm" fo:padding-right="0.178cm"/>
    </style:style>
    <style:style style:name="gr7" style:family="graphic" style:parent-style-name="standard">
      <style:graphic-properties svg:stroke-width="0.152cm" svg:stroke-color="#ff0000" draw:marker-start-width="0.427cm" draw:marker-end-width="0.427cm" draw:fill="solid" draw:fill-color="#ffffff" draw:textarea-horizontal-align="center" draw:textarea-vertical-align="middle" fo:padding-top="0.076cm" fo:padding-bottom="0.076cm" fo:padding-left="0.076cm" fo:padding-right="0.076cm"/>
    </style:style>
    <style:style style:name="gr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52cm" draw:marker-start-width="0.427cm" draw:marker-end="Arrow" draw:marker-end-width="0.427cm" draw:fill="none" draw:textarea-horizontal-align="center" draw:textarea-vertical-align="middle" fo:padding-top="0.076cm" fo:padding-bottom="0.076cm" fo:padding-left="0.076cm" fo:padding-right="0.076cm"/>
    </style:style>
    <style:style style:name="gr10" style:family="graphic" style:parent-style-name="standard">
      <style:graphic-properties svg:stroke-width="0.152cm" svg:stroke-color="#ff0000" draw:marker-start-width="0.427cm" draw:marker-end="Arrow" draw:marker-end-width="0.477cm" draw:textarea-horizontal-align="center" draw:textarea-vertical-align="middle" fo:padding-top="0.076cm" fo:padding-bottom="0.076cm" fo:padding-left="0.076cm" fo:padding-right="0.076cm"/>
    </style:style>
    <style:style style:name="gr11" style:family="graphic" style:parent-style-name="standard">
      <style:graphic-properties svg:stroke-width="0.356cm" svg:stroke-color="#000000" draw:marker-start-width="0.838cm" draw:marker-end="Arrow" draw:marker-end-width="1.803cm" draw:textarea-horizontal-align="center" draw:textarea-vertical-align="middle" fo:padding-top="0.178cm" fo:padding-bottom="0.178cm" fo:padding-left="0.178cm" fo:padding-right="0.178cm"/>
    </style:style>
    <style:style style:name="gr12" style:family="graphic" style:parent-style-name="standard">
      <style:graphic-properties svg:stroke-width="0.356cm" svg:stroke-color="#ff00ff" draw:marker-start-width="0.838cm" draw:marker-end="Arrow" draw:marker-end-width="1.803cm" draw:textarea-horizontal-align="center" draw:textarea-vertical-align="middle" fo:padding-top="0.178cm" fo:padding-bottom="0.178cm" fo:padding-left="0.178cm" fo:padding-right="0.178cm"/>
    </style:style>
    <style:style style:name="gr13" style:family="graphic" style:parent-style-name="standard">
      <style:graphic-properties svg:stroke-width="0.356cm" svg:stroke-color="#00ff00" draw:marker-start-width="0.838cm" draw:marker-end="Arrow" draw:marker-end-width="1.803cm" draw:textarea-horizontal-align="center" draw:textarea-vertical-align="middle" fo:padding-top="0.178cm" fo:padding-bottom="0.178cm" fo:padding-left="0.178cm" fo:padding-right="0.178cm"/>
    </style:style>
    <style:style style:name="gr14" style:family="graphic" style:parent-style-name="objectwithoutfill">
      <style:graphic-properties svg:stroke-width="0.152cm" draw:marker-start-width="0.427cm" draw:marker-end-width="0.427cm" draw:fill="none" draw:textarea-horizontal-align="center" draw:textarea-vertical-align="middle" fo:padding-top="0.076cm" fo:padding-bottom="0.076cm" fo:padding-left="0.076cm" fo:padding-right="0.076cm"/>
    </style:style>
    <style:style style:name="gr15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16" style:family="graphic" style:parent-style-name="objectwithoutfill">
      <style:graphic-properties svg:stroke-width="0.152cm" draw:marker-start-width="0.229cm" draw:marker-end-width="0.229cm" draw:fill="none" draw:textarea-horizontal-align="left" draw:textarea-vertical-align="top" fo:padding-top="0.254cm" fo:padding-bottom="0.254cm" fo:padding-left="0.254cm" fo:padding-right="0.254cm"/>
    </style:style>
    <style:style style:name="gr17" style:family="graphic" style:parent-style-name="standard">
      <style:graphic-properties svg:stroke-width="0.152cm" draw:marker-start-width="0.427cm" draw:marker-end="Arrow" draw:marker-end-width="0.477cm" draw:textarea-horizontal-align="center" draw:textarea-vertical-align="middle" fo:padding-top="0.076cm" fo:padding-bottom="0.076cm" fo:padding-left="0.076cm" fo:padding-right="0.076cm"/>
    </style:style>
    <style:style style:name="gr18" style:family="graphic" style:parent-style-name="standard">
      <style:graphic-properties draw:stroke="solid" svg:stroke-width="0.152cm" svg:stroke-color="#000000" draw:marker-start-width="0.533cm" draw:marker-end-width="0.533cm" draw:fill="none" draw:fill-color="#ffffff" draw:textarea-horizontal-align="center" draw:textarea-vertical-align="middle" draw:auto-grow-height="true" draw:auto-grow-width="true" fo:min-height="0cm" fo:min-width="0cm" fo:padding-top="0.254cm" fo:padding-bottom="0.254cm" fo:padding-left="0.254cm" fo:padding-right="0.254cm"/>
    </style:style>
    <style:style style:name="gr19" style:family="graphic" style:parent-style-name="standard">
      <style:graphic-properties svg:stroke-width="0.152cm" draw:marker-start-width="0.427cm" draw:marker-end="Arrow" draw:marker-end-width="0.477cm" draw:textarea-horizontal-align="center" draw:textarea-vertical-align="middle" fo:padding-top="0.076cm" fo:padding-bottom="0.076cm" fo:padding-left="0.076cm" fo:padding-right="0.076cm"/>
    </style:style>
    <style:style style:name="gr20" style:family="graphic" style:parent-style-name="objectwithoutfill">
      <style:graphic-properties svg:stroke-color="#ffffff" draw:fill="solid" draw:fill-color="#ffffff" draw:textarea-horizontal-align="center" draw:textarea-vertical-align="middle"/>
    </style:style>
    <style:style style:name="gr21" style:family="graphic" style:parent-style-name="objectwithoutfill">
      <style:graphic-properties svg:stroke-color="#c0c0c0" draw:fill="solid" draw:fill-color="#333333" draw:opacity="50%" draw:textarea-horizontal-align="center" draw:textarea-vertical-align="middle" draw:shadow-opacity="50%"/>
    </style:style>
    <style:style style:name="pr1" style:family="presentation" style:parent-style-name="Default-title">
      <style:graphic-properties draw:fill-color="#ffffff" draw:auto-grow-height="true" fo:min-height="11.713cm"/>
    </style:style>
    <style:style style:name="pr2" style:family="presentation" style:parent-style-name="Default-notes">
      <style:graphic-properties draw:fill-color="#ffffff" draw:auto-grow-height="true" fo:min-height="11.411cm"/>
    </style:style>
    <style:style style:name="pr3" style:family="presentation" style:parent-style-name="Default-title">
      <style:graphic-properties draw:fill-color="#ffffff" draw:auto-grow-height="true" fo:min-height="5.369cm"/>
    </style:style>
    <style:style style:name="pr4" style:family="presentation" style:parent-style-name="Default-notes">
      <style:graphic-properties draw:fill-color="#ffffff" fo:min-height="11.411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subtitle">
      <style:graphic-properties draw:fill-color="#ffffff" draw:auto-grow-height="true" fo:min-height="13.23cm"/>
    </style:style>
    <style:style style:name="pr7" style:family="presentation" style:parent-style-name="Default-subtitle" style:list-style-name="L4">
      <style:graphic-properties draw:fill-color="#ffffff" draw:auto-grow-height="true" fo:min-height="14.934cm"/>
    </style:style>
    <style:style style:name="pr8" style:family="presentation" style:parent-style-name="Default-subtitle">
      <style:graphic-properties draw:fill-color="#ffffff" draw:auto-grow-height="true" fo:min-height="15.189cm"/>
    </style:style>
    <style:style style:name="pr9" style:family="presentation" style:parent-style-name="Default-subtitle">
      <style:graphic-properties draw:fill-color="#ffffff" draw:auto-grow-height="true" fo:min-height="7.314cm"/>
    </style:style>
    <style:style style:name="pr10" style:family="presentation" style:parent-style-name="Default-subtitle">
      <style:graphic-properties draw:fill-color="#ffffff" draw:auto-grow-height="true" fo:min-height="5.317cm"/>
    </style:style>
    <style:style style:name="pr11" style:family="presentation" style:parent-style-name="Default-subtitle">
      <style:graphic-properties draw:fill-color="#ffffff" draw:auto-grow-height="true" fo:min-height="14.98cm"/>
    </style:style>
    <style:style style:name="pr12" style:family="presentation" style:parent-style-name="Default-subtitle">
      <style:graphic-properties draw:fill-color="#ffffff" draw:auto-grow-height="true" fo:min-height="3.24cm"/>
    </style:style>
    <style:style style:name="pr13" style:family="presentation" style:parent-style-name="Default-subtitle">
      <style:graphic-properties draw:fill-color="#ffffff" draw:auto-grow-height="true" fo:min-height="14.05cm"/>
    </style:style>
    <style:style style:name="pr14" style:family="presentation" style:parent-style-name="Default-subtitle">
      <style:graphic-properties draw:fill-color="#ffffff" draw:auto-grow-height="true" fo:min-height="14.818cm"/>
    </style:style>
    <style:style style:name="pr15" style:family="presentation" style:parent-style-name="Default-subtitle">
      <style:graphic-properties draw:fill-color="#ffffff" draw:auto-grow-height="true" fo:min-height="15.716cm"/>
    </style:style>
    <style:style style:name="pr16" style:family="presentation" style:parent-style-name="Default-title">
      <style:graphic-properties draw:fill-color="#ffffff" draw:auto-grow-height="true" fo:min-height="3.575cm"/>
    </style:style>
    <style:style style:name="pr17" style:family="presentation" style:parent-style-name="Default-subtitle">
      <style:graphic-properties draw:fill-color="#ffffff" draw:auto-grow-height="true" fo:min-height="14.454cm"/>
    </style:style>
    <style:style style:name="pr18" style:family="presentation" style:parent-style-name="Default-subtitle">
      <style:graphic-properties draw:fill-color="#ffffff" draw:auto-grow-height="true" fo:min-height="15.388cm"/>
    </style:style>
    <style:style style:name="pr19" style:family="presentation" style:parent-style-name="Default-subtitle">
      <style:graphic-properties draw:fill-color="#ffffff" draw:auto-grow-height="true" fo:min-height="14.719cm"/>
    </style:style>
    <style:style style:name="pr20" style:family="presentation" style:parent-style-name="Default-subtitle">
      <style:graphic-properties draw:fill-color="#ffffff" draw:auto-grow-height="true" fo:min-height="16.057cm"/>
    </style:style>
    <style:style style:name="P1" style:family="paragraph">
      <style:paragraph-properties fo:margin-left="0cm" fo:margin-right="1.095cm" fo:text-indent="0cm"/>
    </style:style>
    <style:style style:name="P2" style:family="paragraph">
      <style:paragraph-properties fo:margin-left="0cm" fo:margin-right="0cm" fo:text-indent="0cm"/>
      <style:text-properties fo:font-size="96pt" fo:font-weight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66pt"/>
    </style:style>
    <style:style style:name="P6" style:family="paragraph">
      <style:text-properties fo:font-size="88pt"/>
    </style:style>
    <style:style style:name="P7" style:family="paragraph">
      <style:text-properties fo:font-family="Courier" style:font-family-generic="modern" style:font-pitch="variable"/>
    </style:style>
    <style:style style:name="P8" style:family="paragraph">
      <style:text-properties fo:font-size="36pt"/>
    </style:style>
    <style:style style:name="P9" style:family="paragraph">
      <style:paragraph-properties fo:margin-left="0cm" fo:margin-right="0cm" fo:text-indent="0cm"/>
      <style:text-properties fo:color="#ffffff"/>
    </style:style>
    <style:style style:name="P10" style:family="paragraph">
      <style:paragraph-properties fo:margin-left="0cm" fo:margin-right="0cm" fo:text-align="center" fo:text-indent="0cm"/>
      <style:text-properties fo:font-size="66pt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paragraph-properties fo:margin-left="0cm" fo:margin-right="0cm" fo:text-align="justify" fo:text-indent="0cm">
        <style:tab-stops>
          <style:tab-stop style:position="1.27cm"/>
          <style:tab-stop style:position="5.08cm"/>
        </style:tab-stops>
      </style:paragraph-properties>
    </style:style>
    <style:style style:name="P13" style:family="paragraph">
      <style:paragraph-properties fo:margin-left="0cm" fo:margin-right="0cm" fo:text-align="justify" fo:text-indent="0cm">
        <style:tab-stops>
          <style:tab-stop style:position="1.27cm"/>
        </style:tab-stops>
      </style:paragraph-properties>
    </style:style>
    <style:style style:name="P14" style:family="paragraph">
      <style:paragraph-properties fo:margin-left="0cm" fo:margin-right="0cm" fo:text-align="justify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size="54pt"/>
    </style:style>
    <style:style style:name="P16" style:family="paragraph">
      <style:paragraph-properties fo:margin-left="3.81cm" fo:margin-right="0cm" fo:margin-top="0cm" fo:margin-bottom="0cm" fo:text-align="start" fo:text-indent="-3.81cm">
        <style:tab-stops>
          <style:tab-stop style:position="2.54cm"/>
        </style:tab-stops>
      </style:paragraph-properties>
    </style:style>
    <style:style style:name="P17" style:family="paragraph">
      <style:paragraph-properties fo:margin-left="3.81cm" fo:margin-right="0cm" fo:margin-top="0cm" fo:margin-bottom="0cm" fo:text-indent="-3.81cm">
        <style:tab-stops>
          <style:tab-stop style:position="2.54cm"/>
        </style:tab-stops>
      </style:paragraph-properties>
      <style:text-properties fo:font-size="20pt"/>
    </style:style>
    <style:style style:name="P18" style:family="paragraph">
      <style:paragraph-properties fo:margin-left="0cm" fo:margin-right="0cm" fo:text-indent="0cm"/>
      <style:text-properties fo:font-size="48pt"/>
    </style:style>
    <style:style style:name="P19" style:family="paragraph">
      <style:paragraph-properties fo:text-align="center"/>
      <style:text-properties fo:font-size="48pt"/>
    </style:style>
    <style:style style:name="P20" style:family="paragraph">
      <style:text-properties fo:color="#ff0000" fo:font-family="Courier" style:font-family-generic="modern" style:font-pitch="variable" fo:font-weight="bold"/>
    </style:style>
    <style:style style:name="P21" style:family="paragraph">
      <style:paragraph-properties fo:margin-left="0cm" fo:margin-right="0cm" fo:text-align="center" fo:text-indent="0cm"/>
      <style:text-properties fo:font-size="48pt"/>
    </style:style>
    <style:style style:name="P22" style:family="paragraph">
      <style:paragraph-properties fo:margin-left="0cm" fo:margin-right="0cm" fo:text-indent="0cm"/>
      <style:text-properties fo:font-family="Courier" style:font-family-generic="modern" style:font-pitch="variable"/>
    </style:style>
    <style:style style:name="P23" style:family="paragraph">
      <style:paragraph-properties fo:margin-left="0cm" fo:margin-right="0cm" fo:text-indent="0cm"/>
      <style:text-properties fo:color="#ff0000" fo:font-size="80pt"/>
    </style:style>
    <style:style style:name="P24" style:family="paragraph">
      <style:paragraph-properties fo:margin-left="0cm" fo:margin-right="0cm" fo:text-indent="0cm"/>
      <style:text-properties fo:color="#000000" fo:font-family="Courier" style:font-family-generic="modern" style:font-pitch="variable" fo:font-weight="bold"/>
    </style:style>
    <style:style style:name="P25" style:family="paragraph">
      <style:paragraph-properties fo:margin-left="0cm" fo:margin-right="0cm" fo:text-indent="0cm"/>
      <style:text-properties fo:color="#000000" fo:font-family="Courier" style:font-family-generic="modern" style:font-pitch="variable"/>
    </style:style>
    <style:style style:name="P26" style:family="paragraph">
      <style:paragraph-properties fo:margin-left="0cm" fo:margin-right="0cm" fo:text-align="start" fo:text-indent="0cm">
        <style:tab-stops>
          <style:tab-stop style:position="2.54cm"/>
          <style:tab-stop style:position="5.08cm"/>
        </style:tab-stops>
      </style:paragraph-properties>
    </style:style>
    <style:style style:name="P27" style:family="paragraph">
      <style:paragraph-properties fo:margin-left="2.517cm" fo:margin-right="0cm" fo:text-align="start" fo:text-indent="0cm">
        <style:tab-stops>
          <style:tab-stop style:position="2.54cm"/>
          <style:tab-stop style:position="5.08cm"/>
        </style:tab-stops>
      </style:paragraph-properties>
    </style:style>
    <style:style style:name="P28" style:family="paragraph">
      <style:paragraph-properties fo:margin-left="0cm" fo:margin-right="0cm" fo:text-align="start" fo:text-indent="0cm">
        <style:tab-stops>
          <style:tab-stop style:position="2.54cm"/>
        </style:tab-stops>
      </style:paragraph-properties>
    </style:style>
    <style:style style:name="P29" style:family="paragraph">
      <style:paragraph-properties fo:margin-left="2.593cm" fo:margin-right="0cm" fo:text-align="start" fo:text-indent="0cm">
        <style:tab-stops>
          <style:tab-stop style:position="2.54cm"/>
          <style:tab-stop style:position="5.08cm"/>
        </style:tab-stops>
      </style:paragraph-properties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style:paragraph-properties fo:margin-left="0cm" fo:margin-right="0cm" fo:margin-top="0cm" fo:margin-bottom="0cm" fo:text-align="start" fo:text-indent="0cm"/>
    </style:style>
    <style:style style:name="P32" style:family="paragraph">
      <style:paragraph-properties fo:margin-left="0cm" fo:margin-right="0cm" fo:margin-top="0cm" fo:margin-bottom="0cm" fo:text-align="start" fo:text-indent="0cm"/>
      <style:text-properties fo:font-family="Courier" style:font-family-generic="modern" style:font-pitch="variable" fo:font-size="18pt"/>
    </style:style>
    <style:style style:name="P33" style:family="paragraph">
      <style:paragraph-properties fo:margin-left="0cm" fo:margin-right="0cm" fo:text-align="start" fo:text-indent="0cm">
        <style:tab-stops>
          <style:tab-stop style:position="3.175cm"/>
        </style:tab-stops>
      </style:paragraph-properties>
    </style:style>
    <style:style style:name="P34" style:family="paragraph">
      <style:paragraph-properties fo:margin-left="0cm" fo:margin-right="0cm" fo:text-align="start" fo:text-indent="0cm"/>
      <style:text-properties fo:font-family="Courier" style:font-family-generic="modern" style:font-pitch="variable" fo:font-size="22pt"/>
    </style:style>
    <style:style style:name="P35" style:family="paragraph">
      <style:paragraph-properties fo:margin-left="0cm" fo:margin-right="0cm" fo:text-indent="0cm"/>
      <style:text-properties fo:color="#ff00ff" fo:font-family="Courier" style:font-family-generic="modern" style:font-pitch="variable" fo:font-weight="bold"/>
    </style:style>
    <style:style style:name="P36" style:family="paragraph">
      <style:paragraph-properties fo:margin-left="0cm" fo:margin-right="0cm" fo:text-indent="0cm"/>
      <style:text-properties fo:color="#ff00ff" fo:font-family="Courier" style:font-family-generic="modern" style:font-pitch="variable"/>
    </style:style>
    <style:style style:name="P37" style:family="paragraph">
      <style:paragraph-properties fo:margin-left="0cm" fo:margin-right="0cm" fo:text-indent="0cm"/>
      <style:text-properties fo:color="#00ff00" fo:font-family="Courier" style:font-family-generic="modern" style:font-pitch="variable" fo:font-weight="bold"/>
    </style:style>
    <style:style style:name="P38" style:family="paragraph">
      <style:paragraph-properties fo:margin-left="0cm" fo:margin-right="0cm" fo:text-indent="0cm"/>
      <style:text-properties fo:color="#00ff00" fo:font-family="Courier" style:font-family-generic="modern" style:font-pitch="variable"/>
    </style:style>
    <style:style style:name="P39" style:family="paragraph">
      <style:paragraph-properties fo:margin-left="0cm" fo:margin-right="0cm" fo:text-align="justify" fo:text-indent="0cm">
        <style:tab-stops>
          <style:tab-stop style:position="5.08cm"/>
        </style:tab-stops>
      </style:paragraph-properties>
    </style:style>
    <style:style style:name="P40" style:family="paragraph">
      <style:paragraph-properties fo:margin-left="0cm" fo:margin-right="0cm" fo:text-align="justify" fo:text-indent="0cm"/>
      <style:text-properties style:font-size-asian="18pt" style:font-size-complex="18pt"/>
    </style:style>
    <style:style style:name="P41" style:family="paragraph">
      <style:paragraph-properties fo:margin-left="0cm" fo:margin-right="0cm" fo:text-indent="0cm"/>
      <style:text-properties fo:font-size="18pt"/>
    </style:style>
    <style:style style:name="P42" style:family="paragraph">
      <style:paragraph-properties fo:margin-left="0cm" fo:margin-right="0cm" fo:margin-top="0cm" fo:margin-bottom="0cm" fo:text-align="justify" fo:text-indent="0cm"/>
    </style:style>
    <style:style style:name="P43" style:family="paragraph">
      <style:paragraph-properties fo:margin-left="0cm" fo:margin-right="0cm" fo:margin-top="0cm" fo:margin-bottom="0cm" fo:text-align="justify" fo:text-indent="0cm">
        <style:tab-stops>
          <style:tab-stop style:position="3.175cm"/>
        </style:tab-stops>
      </style:paragraph-properties>
    </style:style>
    <style:style style:name="P44" style:family="paragraph">
      <style:paragraph-properties fo:margin-left="0cm" fo:margin-right="0cm" fo:margin-top="0cm" fo:margin-bottom="0cm" fo:text-indent="0cm"/>
      <style:text-properties fo:font-size="22pt"/>
    </style:style>
    <style:style style:name="P45" style:family="paragraph">
      <style:paragraph-properties fo:margin-left="0cm" fo:margin-right="0cm" fo:text-align="justify" fo:text-indent="0cm">
        <style:tab-stops>
          <style:tab-stop style:position="1.27cm"/>
          <style:tab-stop style:position="3.81cm"/>
          <style:tab-stop style:position="5.08cm"/>
        </style:tab-stops>
      </style:paragraph-properties>
    </style:style>
    <style:style style:name="P46" style:family="paragraph">
      <style:paragraph-properties fo:margin-left="0cm" fo:margin-right="0cm" fo:text-indent="0cm">
        <style:tab-stops>
          <style:tab-stop style:position="1.27cm"/>
        </style:tab-stops>
      </style:paragraph-properties>
    </style:style>
    <style:style style:name="P47" style:family="paragraph">
      <style:paragraph-properties fo:margin-left="0cm" fo:margin-right="0cm" fo:text-align="start" fo:text-indent="0cm"/>
      <style:text-properties fo:font-family="Courier" style:font-family-generic="modern" style:font-pitch="variable" fo:font-size="18pt"/>
    </style:style>
    <style:style style:name="P48" style:family="paragraph">
      <style:paragraph-properties fo:margin-left="0cm" fo:margin-right="0cm" fo:text-indent="0cm"/>
      <style:text-properties fo:font-size="44pt"/>
    </style:style>
    <style:style style:name="P49" style:family="paragraph">
      <style:paragraph-properties fo:margin-left="0cm" fo:margin-right="0cm" fo:margin-top="0cm" fo:margin-bottom="0cm" fo:text-indent="0cm"/>
    </style:style>
    <style:style style:name="P50" style:family="paragraph">
      <style:paragraph-properties fo:margin-left="0cm" fo:margin-right="0cm" fo:margin-top="0cm" fo:margin-bottom="0cm" fo:text-indent="0cm"/>
      <style:text-properties fo:font-size="16pt"/>
    </style:style>
    <style:style style:name="P51" style:family="paragraph">
      <style:paragraph-properties fo:margin-left="0cm" fo:margin-right="0cm" fo:margin-top="0cm" fo:margin-bottom="0cm" fo:text-align="start" fo:text-indent="0cm"/>
      <style:text-properties fo:font-family="Courier" style:font-family-generic="modern" style:font-pitch="variable" fo:font-size="14pt"/>
    </style:style>
    <style:style style:name="P52" style:family="paragraph">
      <style:paragraph-properties fo:margin-left="0cm" fo:margin-right="0cm" fo:text-indent="0cm"/>
      <style:text-properties fo:font-size="66pt" fo:font-weight="normal"/>
    </style:style>
    <style:style style:name="P53" style:family="paragraph">
      <style:paragraph-properties fo:margin-left="0cm" fo:margin-right="0cm" fo:text-align="center" fo:text-indent="0cm"/>
      <style:text-properties fo:font-family="Courier" style:font-family-generic="modern" style:font-pitch="variable" fo:font-size="32pt"/>
    </style:style>
    <style:style style:name="P54" style:family="paragraph">
      <style:paragraph-properties fo:margin-left="0cm" fo:margin-right="0cm" fo:margin-top="0cm" fo:margin-bottom="0cm" fo:text-align="start" fo:text-indent="0cm"/>
      <style:text-properties fo:font-family="Courier" style:font-family-generic="modern" style:font-pitch="variable" fo:font-size="12pt"/>
    </style:style>
    <style:style style:name="P55" style:family="paragraph">
      <style:paragraph-properties fo:margin-left="0cm" fo:margin-right="0cm" fo:text-indent="0cm"/>
      <style:text-properties fo:font-size="44pt" fo:font-weight="normal"/>
    </style:style>
    <style:style style:name="P56" style:family="paragraph">
      <style:paragraph-properties fo:margin-left="0cm" fo:margin-right="0cm" fo:margin-top="0cm" fo:margin-bottom="0cm" fo:text-align="start" fo:text-indent="0cm"/>
      <style:text-properties fo:font-family="Courier" style:font-family-generic="modern" style:font-pitch="variable" fo:font-size="16pt"/>
    </style:style>
    <style:style style:name="P57" style:family="paragraph">
      <style:paragraph-properties fo:margin-left="2.517cm" fo:margin-right="0cm" fo:text-align="start" fo:text-indent="-2.517cm">
        <style:tab-stops>
          <style:tab-stop style:position="-0.038cm"/>
          <style:tab-stop style:position="5.08cm"/>
        </style:tab-stops>
      </style:paragraph-properties>
    </style:style>
    <style:style style:name="P58" style:family="paragraph">
      <style:paragraph-properties fo:margin-left="2.517cm" fo:margin-right="0cm" fo:text-align="start" fo:text-indent="-2.517cm">
        <style:tab-stops>
          <style:tab-stop style:position="0cm"/>
          <style:tab-stop style:position="5.08cm"/>
        </style:tab-stops>
      </style:paragraph-properties>
    </style:style>
    <style:style style:name="P59" style:family="paragraph">
      <style:paragraph-properties fo:margin-left="0cm" fo:margin-right="0cm" fo:text-align="justify" fo:text-indent="0cm">
        <style:tab-stops>
          <style:tab-stop style:position="3.175cm"/>
        </style:tab-stops>
      </style:paragraph-properties>
    </style:style>
    <style:style style:name="P60" style:family="paragraph">
      <style:paragraph-properties fo:margin-left="2.54cm" fo:margin-right="0cm" fo:text-align="start" fo:text-indent="-2.489cm">
        <style:tab-stops>
          <style:tab-stop style:position="-0.038cm"/>
        </style:tab-stops>
      </style:paragraph-properties>
    </style:style>
    <style:style style:name="P61" style:family="paragraph">
      <style:paragraph-properties fo:margin-left="2.54cm" fo:margin-right="0cm" fo:text-align="start" fo:text-indent="-2.489cm">
        <style:tab-stops>
          <style:tab-stop style:position="2.54cm"/>
        </style:tab-stops>
      </style:paragraph-properties>
    </style:style>
    <style:style style:name="P62" style:family="paragraph">
      <style:paragraph-properties fo:margin-left="2.54cm" fo:margin-right="0cm" fo:text-align="start" fo:text-indent="-2.489cm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text-indent="0cm"/>
      <style:text-properties fo:font-size="22pt"/>
    </style:style>
    <style:style style:name="P64" style:family="paragraph">
      <style:paragraph-properties fo:margin-left="0cm" fo:margin-right="0cm" fo:margin-top="0cm" fo:margin-bottom="0cm" fo:text-align="start" fo:text-indent="0cm">
        <style:tab-stops>
          <style:tab-stop style:position="-2.24cm"/>
          <style:tab-stop style:position="4.48cm"/>
        </style:tab-stops>
      </style:paragraph-properties>
    </style:style>
    <style:style style:name="P65" style:family="paragraph">
      <style:paragraph-properties fo:margin-left="0cm" fo:margin-right="0cm" fo:margin-top="0cm" fo:margin-bottom="0cm" fo:text-align="start" fo:text-indent="0cm">
        <style:tab-stops>
          <style:tab-stop style:position="-2.24cm"/>
          <style:tab-stop style:position="4.48cm"/>
        </style:tab-stops>
      </style:paragraph-properties>
      <style:text-properties fo:font-family="Courier" style:font-family-generic="modern" style:font-pitch="variable" fo:font-size="18pt"/>
    </style:style>
    <style:style style:name="P66" style:family="paragraph">
      <style:paragraph-properties fo:margin-left="0cm" fo:margin-right="0cm" fo:margin-top="0cm" fo:margin-bottom="0cm" fo:text-indent="0cm">
        <style:tab-stops>
          <style:tab-stop style:position="-2.24cm"/>
          <style:tab-stop style:position="4.48cm"/>
        </style:tab-stops>
      </style:paragraph-properties>
      <style:text-properties fo:font-size="18pt"/>
    </style:style>
    <style:style style:name="T1" style:family="text">
      <style:text-properties fo:font-size="96pt" fo:font-weight="normal" style:font-size-asian="18pt" style:font-size-complex="18pt"/>
    </style:style>
    <style:style style:name="T2" style:family="text">
      <style:text-properties fo:color="#000000" style:text-outline="false" style:text-line-through-style="none" fo:font-family="Times" style:font-family-generic="roman" style:font-pitch="variable" fo:font-size="66pt" fo:language="zxx" fo:country="none" fo:font-style="normal" fo:text-shadow="none" style:text-underline-style="none" fo:font-weight="bold" style:font-family-asian="Courier" style:font-family-generic-asian="modern" style:font-pitch-asian="variable" style:font-size-asian="63.5pt" style:language-asian="zxx" style:country-asian="none" style:font-style-asian="normal" style:font-weight-asian="normal" style:font-family-complex="Courier" style:font-family-generic-complex="modern" style:font-pitch-complex="variable" style:font-size-complex="63.5pt" style:font-style-complex="normal" style:font-weight-complex="normal" style:text-emphasize="none" style:font-relief="none"/>
    </style:style>
    <style:style style:name="T3" style:family="text">
      <style:text-properties fo:font-size="88pt"/>
    </style:style>
    <style:style style:name="T4" style:family="text">
      <style:text-properties fo:font-family="Courier" style:font-family-generic="modern" style:font-pitch="variable"/>
    </style:style>
    <style:style style:name="T5" style:family="text">
      <style:text-properties fo:font-size="36pt"/>
    </style:style>
    <style:style style:name="T6" style:family="text">
      <style:text-properties fo:color="#ffffff"/>
    </style:style>
    <style:style style:name="T7" style:family="text">
      <style:text-properties fo:font-size="66pt" fo:font-weight="bold"/>
    </style:style>
    <style:style style:name="T8" style:family="text">
      <style:text-properties fo:font-size="24pt" style:font-size-asian="18pt" style:font-size-complex="18pt"/>
    </style:style>
    <style:style style:name="T9" style:family="text">
      <style:text-properties fo:font-family="Courier" style:font-family-generic="modern" style:font-pitch="fixed" fo:font-size="24pt"/>
    </style:style>
    <style:style style:name="T10" style:family="text">
      <style:text-properties fo:color="#000000" style:text-outline="false" style:text-line-through-style="none" fo:font-family="Times" style:font-family-generic="roman" style:font-pitch="variable" fo:font-size="54pt" fo:language="zxx" fo:country="none" fo:font-style="normal" fo:text-shadow="none" style:text-underline-style="none" fo:font-weight="bold" style:font-family-asian="Courier" style:font-family-generic-asian="modern" style:font-pitch-asian="variable" style:font-size-asian="63.5pt" style:language-asian="zxx" style:country-asian="none" style:font-style-asian="normal" style:font-weight-asian="normal" style:font-family-complex="Courier" style:font-family-generic-complex="modern" style:font-pitch-complex="variable" style:font-size-complex="63.5pt" style:font-style-complex="normal" style:font-weight-complex="normal" style:text-emphasize="none" style:font-relief="none"/>
    </style:style>
    <style:style style:name="T11" style:family="text">
      <style:text-properties fo:font-family="Courier" style:font-family-generic="modern" style:font-pitch="fixed" fo:font-size="20pt" style:font-family-asian="Courier" style:font-family-generic-asian="modern" style:font-pitch-asian="fixed" style:font-size-asian="18pt" style:font-family-complex="Courier" style:font-family-generic-complex="modern" style:font-pitch-complex="fixed" style:font-size-complex="18pt"/>
    </style:style>
    <style:style style:name="T12" style:family="text">
      <style:text-properties fo:font-family="Courier" style:font-family-generic="modern" style:font-pitch="fixed" fo:font-size="20pt" style:font-size-asian="18pt" style:font-size-complex="18pt"/>
    </style:style>
    <style:style style:name="T13" style:family="text">
      <style:text-properties fo:font-family="'Times New Roman'" style:font-family-generic="modern" style:font-pitch="variable" fo:font-size="20pt" style:font-size-asian="18pt" style:font-size-complex="18pt"/>
    </style:style>
    <style:style style:name="T14" style:family="text">
      <style:text-properties fo:font-family="Courier" style:font-family-generic="modern" style:font-pitch="fixed" fo:font-size="20pt"/>
    </style:style>
    <style:style style:name="T15" style:family="text">
      <style:text-properties fo:font-family="'Times New Roman'" style:font-family-generic="modern" style:font-pitch="variable" fo:font-size="20pt" style:font-family-asian="Courier" style:font-family-generic-asian="modern" style:font-pitch-asian="fixed" style:font-size-asian="18pt" style:font-family-complex="Courier" style:font-family-generic-complex="modern" style:font-pitch-complex="fixed" style:font-size-complex="18pt"/>
    </style:style>
    <style:style style:name="T16" style:family="text">
      <style:text-properties fo:font-size="20pt" style:font-size-asian="18pt" style:font-size-complex="18pt"/>
    </style:style>
    <style:style style:name="T17" style:family="text">
      <style:text-properties fo:color="#000000" style:text-outline="false" style:text-line-through-style="none" fo:font-family="Times" style:font-family-generic="roman" style:font-pitch="variable" fo:font-size="48pt" fo:language="zxx" fo:country="none" fo:font-style="normal" fo:text-shadow="none" style:text-underline-style="none" fo:font-weight="bold" style:font-family-asian="Courier" style:font-family-generic-asian="modern" style:font-pitch-asian="variable" style:font-size-asian="63.5pt" style:language-asian="zxx" style:country-asian="none" style:font-style-asian="normal" style:font-weight-asian="normal" style:font-family-complex="Courier" style:font-family-generic-complex="modern" style:font-pitch-complex="variable" style:font-size-complex="63.5pt" style:font-style-complex="normal" style:font-weight-complex="normal" style:text-emphasize="none" style:font-relief="none"/>
    </style:style>
    <style:style style:name="T18" style:family="text">
      <style:text-properties fo:font-size="80pt"/>
    </style:style>
    <style:style style:name="T19" style:family="text">
      <style:text-properties fo:font-family="Courier" style:font-family-generic="modern" style:font-pitch="variable" fo:font-size="22pt"/>
    </style:style>
    <style:style style:name="T20" style:family="text">
      <style:text-properties fo:color="#ff3333" fo:font-family="Courier" style:font-family-generic="modern" style:font-pitch="variable" fo:font-weight="bold"/>
    </style:style>
    <style:style style:name="T21" style:family="text">
      <style:text-properties fo:color="#ff3333" fo:font-family="Courier" style:font-family-generic="modern" style:font-pitch="variable"/>
    </style:style>
    <style:style style:name="T22" style:family="text">
      <style:text-properties fo:color="#ff0000" fo:font-family="Courier" style:font-family-generic="modern" style:font-pitch="variable" fo:font-weight="bold"/>
    </style:style>
    <style:style style:name="T23" style:family="text">
      <style:text-properties fo:color="#000000" fo:font-family="Courier" style:font-family-generic="modern" style:font-pitch="variable"/>
    </style:style>
    <style:style style:name="T24" style:family="text">
      <style:text-properties fo:color="#ff0000" fo:font-size="80pt"/>
    </style:style>
    <style:style style:name="T25" style:family="text">
      <style:text-properties fo:color="#000000" fo:font-family="Courier" style:font-family-generic="modern" style:font-pitch="variable" fo:font-weight="bold"/>
    </style:style>
    <style:style style:name="T26" style:family="text">
      <style:text-properties fo:color="#ff0000" fo:font-family="Courier" style:font-family-generic="modern" style:font-pitch="variable"/>
    </style:style>
    <style:style style:name="T27" style:family="text">
      <style:text-properties fo:font-family="Courier" style:font-family-generic="modern" style:font-pitch="fixed" style:font-size-asian="18pt" style:font-size-complex="18pt"/>
    </style:style>
    <style:style style:name="T28" style:family="text">
      <style:text-properties style:font-size-asian="18pt" style:font-size-complex="18pt"/>
    </style:style>
    <style:style style:name="T29" style:family="text">
      <style:text-properties fo:font-family="Courier" style:font-family-generic="modern" style:font-pitch="fixed" style:font-family-asian="Courier" style:font-family-generic-asian="modern" style:font-pitch-asian="fixed" style:font-size-asian="18pt" style:font-family-complex="Courier" style:font-family-generic-complex="modern" style:font-pitch-complex="fixed" style:font-size-complex="18pt"/>
    </style:style>
    <style:style style:name="T30" style:family="text">
      <style:text-properties fo:font-family="Courier" style:font-family-generic="modern" style:font-pitch="variable" fo:font-size="18pt"/>
    </style:style>
    <style:style style:name="T31" style:family="text">
      <style:text-properties fo:color="#00ff00" fo:font-family="Courier" style:font-family-generic="modern" style:font-pitch="variable" fo:font-size="22pt"/>
    </style:style>
    <style:style style:name="T32" style:family="text">
      <style:text-properties fo:color="#00ff00" fo:font-family="Courier" style:font-family-generic="modern" style:font-pitch="variable" fo:font-size="22pt" fo:font-weight="bold"/>
    </style:style>
    <style:style style:name="T33" style:family="text">
      <style:text-properties fo:color="#ff00ff" fo:font-family="Courier" style:font-family-generic="modern" style:font-pitch="variable" fo:font-size="22pt" fo:font-weight="bold"/>
    </style:style>
    <style:style style:name="T34" style:family="text">
      <style:text-properties fo:color="#ff00ff" fo:font-family="Courier" style:font-family-generic="modern" style:font-pitch="variable" fo:font-weight="bold"/>
    </style:style>
    <style:style style:name="T35" style:family="text">
      <style:text-properties fo:color="#00ff00" fo:font-family="Courier" style:font-family-generic="modern" style:font-pitch="variable" fo:font-weight="bold"/>
    </style:style>
    <style:style style:name="T36" style:family="text">
      <style:text-properties fo:font-family="Courier" style:font-family-generic="modern" style:font-pitch="fixed"/>
    </style:style>
    <style:style style:name="T37" style:family="text">
      <style:text-properties fo:color="#000000" style:text-outline="false" style:text-line-through-style="none" fo:font-family="Times" style:font-family-generic="roman" style:font-pitch="variable" fo:font-size="66pt" fo:language="zxx" fo:country="none" fo:font-style="italic" fo:text-shadow="none" style:text-underline-style="none" fo:font-weight="bold" style:font-family-asian="Courier" style:font-family-generic-asian="modern" style:font-pitch-asian="variable" style:font-size-asian="63.5pt" style:language-asian="zxx" style:country-asian="none" style:font-style-asian="italic" style:font-weight-asian="bold" style:font-family-complex="Courier" style:font-family-generic-complex="modern" style:font-pitch-complex="variable" style:font-size-complex="63.5pt" style:font-style-complex="italic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Times" style:font-family-generic="roman" style:font-pitch="variable" fo:font-size="66pt" fo:language="zxx" fo:country="none" fo:font-style="normal" fo:text-shadow="none" style:text-underline-style="none" fo:font-weight="normal" style:font-family-asian="Courier" style:font-family-generic-asian="modern" style:font-pitch-asian="variable" style:font-size-asian="63.5pt" style:language-asian="zxx" style:country-asian="none" style:font-style-asian="normal" style:font-weight-asian="normal" style:font-family-complex="Courier" style:font-family-generic-complex="modern" style:font-pitch-complex="variable" style:font-size-complex="63.5pt" style:font-style-complex="normal" style:font-weight-complex="normal" style:text-emphasize="none" style:font-relief="none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fo:font-style="italic" style:font-size-asian="18pt" style:font-style-asian="italic" style:font-size-complex="18pt" style:font-style-complex="italic"/>
    </style:style>
    <style:style style:name="T41" style:family="text">
      <style:text-properties fo:font-family="Courier" style:font-family-generic="modern" style:font-pitch="fixed" fo:font-size="18pt"/>
    </style:style>
    <style:style style:name="T42" style:family="text">
      <style:text-properties fo:font-size="22pt" style:font-size-asian="18pt" style:font-size-complex="18pt"/>
    </style:style>
    <style:style style:name="T43" style:family="text">
      <style:text-properties fo:font-family="Courier" style:font-family-generic="modern" style:font-pitch="fixed" fo:font-size="22pt"/>
    </style:style>
    <style:style style:name="T44" style:family="text">
      <style:text-properties fo:font-family="Courier" style:font-family-generic="modern" style:font-pitch="fixed" fo:font-size="36pt" fo:font-weight="bold"/>
    </style:style>
    <style:style style:name="T45" style:family="text">
      <style:text-properties fo:font-family="Courier" style:font-family-generic="modern" style:font-pitch="variable" fo:font-weight="bold"/>
    </style:style>
    <style:style style:name="T46" style:family="text">
      <style:text-properties fo:font-family="Courier" style:font-family-generic="modern" style:font-pitch="variable" fo:font-weight="normal"/>
    </style:style>
    <style:style style:name="T47" style:family="text">
      <style:text-properties fo:color="#000000" style:text-outline="false" style:text-line-through-style="none" fo:font-family="Times" style:font-family-generic="roman" style:font-pitch="variable" fo:font-size="44pt" fo:language="zxx" fo:country="none" fo:font-style="normal" fo:text-shadow="none" style:text-underline-style="none" fo:font-weight="bold" style:font-family-asian="Courier" style:font-family-generic-asian="modern" style:font-pitch-asian="variable" style:font-size-asian="63.5pt" style:language-asian="zxx" style:country-asian="none" style:font-style-asian="normal" style:font-weight-asian="normal" style:font-family-complex="Courier" style:font-family-generic-complex="modern" style:font-pitch-complex="variable" style:font-size-complex="63.5pt" style:font-style-complex="normal" style:font-weight-complex="normal" style:text-emphasize="none" style:font-relief="none"/>
    </style:style>
    <style:style style:name="T48" style:family="text">
      <style:text-properties fo:font-size="16pt"/>
    </style:style>
    <style:style style:name="T49" style:family="text">
      <style:text-properties fo:font-family="Courier" style:font-family-generic="modern" style:font-pitch="variable" fo:font-size="14pt"/>
    </style:style>
    <style:style style:name="T50" style:family="text">
      <style:text-properties fo:font-size="66pt" fo:font-weight="normal"/>
    </style:style>
    <style:style style:name="T51" style:family="text">
      <style:text-properties fo:font-family="Courier" style:font-family-generic="modern" style:font-pitch="variable" fo:font-size="32pt"/>
    </style:style>
    <style:style style:name="T52" style:family="text">
      <style:text-properties fo:font-family="Courier" style:font-family-generic="modern" style:font-pitch="variable" fo:font-size="12pt"/>
    </style:style>
    <style:style style:name="T53" style:family="text">
      <style:text-properties fo:font-size="44pt" fo:font-weight="normal"/>
    </style:style>
    <style:style style:name="T54" style:family="text">
      <style:text-properties fo:font-family="Courier" style:font-family-generic="modern" style:font-pitch="variable" fo:font-size="16pt"/>
    </style:style>
    <style:style style:name="T55" style:family="text">
      <style:text-properties fo:font-family="Courier" style:font-family-generic="modern" style:font-pitch="fixed" fo:font-size="18pt" style:font-family-asian="Courier" style:font-family-generic-asian="modern" style:font-pitch-asian="fixed" style:font-size-asian="18pt" style:font-family-complex="Courier" style:font-family-generic-complex="modern" style:font-pitch-complex="fixed" style:font-size-complex="18pt"/>
    </style:style>
    <style:style style:name="T56" style:family="text">
      <style:text-properties fo:font-family="'Times New Roman'" style:font-family-generic="modern" style:font-pitch="variable" fo:font-size="18pt" style:font-size-asian="18pt" style:font-size-complex="18pt"/>
    </style:style>
    <style:style style:name="T57" style:family="text">
      <style:text-properties fo:font-family="Courier" style:font-family-generic="modern" style:font-pitch="fixed" fo:font-size="18pt" style:font-size-asian="18pt" style:font-size-complex="18pt"/>
    </style:style>
    <style:style style:name="T58" style:family="text">
      <style:text-properties fo:font-family="Courier" style:font-family-generic="modern" style:font-pitch="fixed" fo:font-size="22pt" style:font-family-asian="Courier" style:font-family-generic-asian="modern" style:font-pitch-asian="fixed" style:font-size-asian="18pt" style:font-family-complex="Courier" style:font-family-generic-complex="modern" style:font-pitch-complex="fixed" style:font-size-complex="18pt"/>
    </style:style>
    <style:style style:name="T59" style:family="text">
      <style:text-properties fo:font-family="'Times New Roman'" style:font-family-generic="modern" style:font-pitch="variable" fo:font-size="22pt" style:font-size-asian="18pt" style:font-size-complex="18pt"/>
    </style:style>
    <style:style style:name="T60" style:family="text">
      <style:text-properties fo:font-family="Courier" style:font-family-generic="modern" style:font-pitch="fixed" fo:font-size="22pt" style:font-size-asian="18pt" style:font-size-complex="18pt"/>
    </style:style>
    <style:style style:name="T61" style:family="text">
      <style:text-properties fo:font-family="Courier" style:font-family-generic="modern" style:font-pitch="fixed" fo:font-size="22pt" fo:font-style="italic" style:font-size-asian="18pt" style:font-size-complex="18pt"/>
    </style:style>
    <style:style style:name="T62" style:family="text">
      <style:text-properties fo:font-size="22pt" fo:font-style="italic" style:font-size-asian="18pt" style:font-size-complex="18pt"/>
    </style:style>
    <style:style style:name="T63" style:family="text">
      <style:text-properties fo:color="#000000" style:text-outline="false" style:text-line-through-style="none" fo:font-family="Times" style:font-family-generic="roman" style:font-pitch="variable" fo:font-size="36pt" fo:language="zxx" fo:country="none" fo:font-style="normal" fo:text-shadow="none" style:text-underline-style="none" fo:font-weight="bold" style:font-family-asian="Courier" style:font-family-generic-asian="modern" style:font-pitch-asian="variable" style:font-size-asian="63.5pt" style:language-asian="zxx" style:country-asian="none" style:font-style-asian="normal" style:font-weight-asian="normal" style:font-family-complex="Courier" style:font-family-generic-complex="modern" style:font-pitch-complex="variable" style:font-size-complex="63.5pt" style:font-style-complex="normal" style:font-weight-complex="normal" style:text-emphasize="none" style:font-relief="none"/>
    </style:style>
    <style:style style:name="T64" style:family="text">
      <style:text-properties fo:font-size="18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">
        <style:list-level-properties text:space-before="9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3.8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3.91cm" svg:height="11.713cm" svg:x="2.286cm" svg:y="4.969cm" presentation:class="title" presentation:user-transformed="true">
          <draw:text-box>
            <text:p text:style-name="P1"><text:span text:style-name="T1">Chapter - 15</text:span><text:span text:style-name="T1"><text:line-break/></text:span><text:span text:style-name="T1">Simple Pointers 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"/>
          <draw:frame presentation:style-name="pr2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3.91cm" svg:height="5.369cm" svg:x="2.057cm" svg:y="0.812cm" presentation:class="title" presentation:user-transformed="true">
          <draw:text-box>
            <text:p text:style-name="P4"><text:span text:style-name="T2">Things and Pointers to Things</text:span></text:p>
          </draw:text-box>
        </draw:frame>
        <draw:g xml:id="id1" draw:id="id1">
          <draw:rect draw:style-name="gr2" draw:text-style-name="P6" draw:layer="layout" svg:width="5.102cm" svg:height="6.227cm" svg:x="3.279cm" svg:y="10.824cm">
            <text:p text:style-name="P3"><text:span text:style-name="T3">6</text:span></text:p>
          </draw:rect>
          <draw:frame draw:style-name="gr3" draw:text-style-name="P7" draw:layer="layout" svg:width="2.542cm" svg:height="0.911cm" svg:x="4.559cm" svg:y="15.874cm">
            <draw:text-box>
              <text:p text:style-name="P3"><text:span text:style-name="T4">thing</text:span></text:p>
            </draw:text-box>
          </draw:frame>
          <draw:frame draw:style-name="gr3" draw:layer="layout" svg:width="2.542cm" svg:height="0.954cm" svg:x="4.559cm" svg:y="17.264cm">
            <draw:text-box>
              <text:p text:style-name="P3">0x1000</text:p>
            </draw:text-box>
          </draw:frame>
        </draw:g>
        <draw:frame draw:style-name="gr3" draw:text-style-name="P8" xml:id="id2" draw:id="id2" draw:layer="layout" svg:width="8.249cm" svg:height="1.406cm" svg:x="1.397cm" svg:y="7.937cm">
          <draw:text-box>
            <text:p text:style-name="P3"><text:span text:style-name="T5">There are things</text:span></text:p>
          </draw:text-box>
        </draw:frame>
        <draw:frame draw:style-name="gr3" draw:text-style-name="P8" xml:id="id3" draw:id="id3" draw:layer="layout" svg:width="10.966cm" svg:height="1.406cm" svg:x="13.286cm" svg:y="7.83cm">
          <draw:text-box>
            <text:p text:style-name="P3"><text:span text:style-name="T5">and pointers to things</text:span></text:p>
          </draw:text-box>
        </draw:frame>
        <draw:g xml:id="id4" draw:id="id4">
          <draw:line draw:style-name="gr4" draw:layer="layout" svg:x1="26.655cm" svg:y1="13.95cm" svg:x2="9.808cm" svg:y2="14.004cm">
            <text:p/>
          </draw:line>
          <draw:frame draw:style-name="gr3" draw:text-style-name="P7" draw:layer="layout" svg:width="4.574cm" svg:height="0.911cm" svg:x="17.389cm" svg:y="14.912cm">
            <draw:text-box>
              <text:p text:style-name="P3"><text:span text:style-name="T4">thing_ptr</text:span></text:p>
            </draw:text-box>
          </draw:frame>
          <draw:frame draw:style-name="gr3" draw:text-style-name="P9" draw:layer="layout" svg:width="2.542cm" svg:height="0.954cm" svg:x="17.247cm" svg:y="13.496cm">
            <draw:text-box>
              <text:p text:style-name="P3"><text:span text:style-name="T6">0x1000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  <anim:audio xlink:href="../../../../OpenOffice.org1.0.2/share/gallery/sounds/left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0-width/2;x" smil:keyTimes="0;1"/>
                  <anim:animate smil:dur="1s" smil:fill="hold" smil:targetElement="id2" smil:attributeName="y" smil:values="y;y" smil:keyTimes="0;1"/>
                  <anim:audio xlink:href="../../../../OpenOffice.org1.0.2/share/gallery/sounds/left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1+width/2;x" smil:keyTimes="0;1"/>
                  <anim:animate smil:dur="1s" smil:fill="hold" smil:targetElement="id3" smil:attributeName="y" smil:values="y;y" smil:keyTimes="0;1"/>
                  <anim:audio xlink:href="../../../../OpenOffice.org1.0.2/share/gallery/sounds/left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1+width/2;x" smil:keyTimes="0;1"/>
                  <anim:animate smil:dur="1s" smil:fill="hold" smil:targetElement="id4" smil:attributeName="y" smil:values="y;y" smil:keyTimes="0;1"/>
                  <anim:audio xlink:href="../../../../OpenOffice.org1.0.2/share/gallery/sounds/left.wav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2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5" draw:layer="layout" svg:width="23.91cm" svg:height="3.507cm" svg:x="2.057cm" svg:y="1.743cm" presentation:class="title" presentation:user-transformed="true">
          <draw:text-box>
            <text:p text:style-name="P4"><text:span text:style-name="T7">A Small Town</text:span></text:p>
          </draw:text-box>
        </draw:frame>
        <draw:frame draw:style-name="gr5" draw:layer="layout" svg:width="25.545cm" svg:height="12.977cm" svg:x="1.259cm" svg:y="6.25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3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2">Pointer Operators</text:span></text:p>
          </draw:text-box>
        </draw:frame>
        <draw:frame presentation:style-name="pr6" draw:text-style-name="P14" draw:layer="layout" svg:width="23.91cm" svg:height="13.23cm" svg:x="2.057cm" svg:y="5.838cm" presentation:class="subtitle">
          <draw:text-box>
            <text:p text:style-name="P11"><text:span text:style-name="T8">A pointer is declared by putting an asterisk (*) in front of the variable name in the declaration statement: </text:span></text:p>
            <text:p text:style-name="P12"><text:span text:style-name="T9">int thing;       // define "thing" </text:span></text:p>
            <text:p text:style-name="P12"><text:span text:style-name="T9">int *thing_ptr;  // define "pointer to a thing" </text:span></text:p>
            <text:p text:style-name="P13"><text:span text:style-name="T8"/></text:p>
            <text:p text:style-name="P11"><text:span text:style-name="T8">Pointer operations:</text:span></text:p>
            <text:p text:style-name="P11"><text:span text:style-name="T8"/></text:p>
          </draw:text-box>
        </draw:frame>
        <draw:frame draw:style-name="gr5" draw:layer="layout" svg:width="24.742cm" svg:height="4.622cm" svg:x="2.942cm" svg:y="15.98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5cm" svg:height="10.279cm" svg:x="3.641cm" svg:y="2.853cm" draw:page-number="4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5" draw:text-style-name="P15" draw:layer="layout" svg:width="23.91cm" svg:height="3.507cm" svg:x="1.81cm" svg:y="0.198cm" presentation:class="title" presentation:user-transformed="true">
          <draw:text-box>
            <text:p text:style-name="P4"><text:span text:style-name="T10">Things and pointers to things</text:span></text:p>
          </draw:text-box>
        </draw:frame>
        <draw:frame presentation:style-name="pr7" draw:text-style-name="P17" draw:layer="layout" svg:width="23.91cm" svg:height="14.934cm" svg:x="1.943cm" svg:y="3.78cm" presentation:class="subtitle" presentation:user-transformed="true">
          <draw:text-box>
            <text:p text:style-name="P16"><text:span text:style-name="T11">Thing</text:span><text:span text:style-name="T12"> </text:span><text:span text:style-name="T12"><text:tab/></text:span><text:span text:style-name="T13">A thing. </text:span></text:p>
            <text:p text:style-name="P16"><text:span text:style-name="T14">thing = 4;</text:span></text:p>
            <text:p text:style-name="P16"><text:span text:style-name="T11">&amp;thing</text:span><text:span text:style-name="T12"> </text:span><text:span text:style-name="T12"><text:tab/></text:span><text:span text:style-name="T13">A pointer to thing. </text:span><text:span text:style-name="T15">thing</text:span><text:span text:style-name="T13"> is an object. The </text:span><text:span text:style-name="T15">&amp;</text:span><text:span text:style-name="T13"> (address of) operator gets the address of an object (a pointers), so </text:span><text:span text:style-name="T15">&amp;thing</text:span><text:span text:style-name="T13"> is a pointer. </text:span></text:p>
            <text:p text:style-name="P16"><text:span text:style-name="T13"><text:tab/></text:span><text:span text:style-name="T13">Example: </text:span></text:p>
            <text:p text:style-name="P16"><text:span text:style-name="T14"><text:tab/></text:span><text:span text:style-name="T14">thing_ptr = &amp;thing; // Point to the thing </text:span></text:p>
            <text:p text:style-name="P16"><text:span text:style-name="T14"><text:tab/></text:span><text:span text:style-name="T14">*thing_ptr = 5;     // Set "thing" to 5 </text:span></text:p>
            <text:p text:style-name="P16"><text:span text:style-name="T11">thing_ptr</text:span><text:span text:style-name="T12"> </text:span></text:p>
            <text:p text:style-name="P16"><text:span text:style-name="T16"><text:tab/></text:span><text:span text:style-name="T16">Thing pointer. </text:span></text:p>
            <text:p text:style-name="P16"><text:span text:style-name="T11">*thing_ptr</text:span><text:span text:style-name="T12"> </text:span><text:span text:style-name="T12"><text:tab/></text:span></text:p>
            <text:p text:style-name="P16"><text:span text:style-name="T16"><text:tab/></text:span><text:span text:style-name="T16">A thing. </text:span></text:p>
            <text:p text:style-name="P16"><text:span text:style-name="T14"><text:tab/></text:span><text:span text:style-name="T14">thing_ptr = 5;    // Assign 5 to an integer</text:span></text:p>
            <text:p text:style-name="P16"><text:span text:style-name="T14"><text:tab/></text:span><text:span text:style-name="T14">                  </text:span><text:span text:style-name="T14">// We may or may not be </text:span></text:p>
            <text:p text:style-name="P16"><text:span text:style-name="T14">                    <text:s text:c="7"/></text:span><text:span text:style-name="T14">// pointing to the specific </text:span></text:p>
            <text:p text:style-name="P16"><text:span text:style-name="T14"><text:s text:c="27"/></text:span><text:span text:style-name="T14">// integer "thing"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5" draw:text-style-name="P18" draw:layer="layout" svg:width="23.91cm" svg:height="3.751cm" svg:x="2.057cm" svg:y="1.621cm" presentation:class="title" presentation:user-transformed="true">
          <draw:text-box>
            <text:p text:style-name="P4"><text:span text:style-name="T17">Make "thing_ptr" point to "thing"</text:span></text:p>
          </draw:text-box>
        </draw:frame>
        <draw:g>
          <draw:rect draw:style-name="gr2" draw:text-style-name="P19" draw:layer="layout" svg:width="3.792cm" svg:height="4.597cm" svg:x="14.994cm" svg:y="10.021cm">
            <text:p text:style-name="P4"><text:span text:style-name="T18">5</text:span></text:p>
            <text:p text:style-name="P4"><text:span text:style-name="T19">thing</text:span></text:p>
          </draw:rect>
          <draw:frame draw:style-name="gr3" draw:text-style-name="P7" draw:layer="layout" svg:width="3.05cm" svg:height="0.911cm" svg:x="15.279cm" svg:y="14.911cm">
            <draw:text-box>
              <text:p text:style-name="P3"><text:span text:style-name="T4">0x156F</text:span></text:p>
            </draw:text-box>
          </draw:frame>
        </draw:g>
        <draw:frame draw:style-name="gr3" draw:text-style-name="P7" draw:layer="layout" svg:width="9.654cm" svg:height="0.962cm" svg:x="9.35cm" svg:y="8.525cm">
          <draw:text-box>
            <text:p text:style-name="P3"><text:span text:style-name="T20">thing_ptr =</text:span><text:span text:style-name="T21"> </text:span><text:span text:style-name="T4">&amp;thing;</text:span></text:p>
          </draw:text-box>
        </draw:frame>
        <draw:line draw:style-name="gr6" draw:layer="layout" svg:x1="8.038cm" svg:y1="12.16cm" svg:x2="14.937cm" svg:y2="12.16cm">
          <text:p/>
        </draw:line>
        <draw:g>
          <draw:frame draw:style-name="gr3" draw:text-style-name="P20" draw:layer="layout" svg:width="3.05cm" svg:height="0.962cm" svg:x="8.057cm" svg:y="10.898cm">
            <draw:text-box>
              <text:p text:style-name="P3"><text:span text:style-name="T22">0x156F</text:span></text:p>
            </draw:text-box>
          </draw:frame>
        </draw:g>
        <draw:frame draw:style-name="gr3" draw:text-style-name="P7" draw:layer="layout" svg:width="4.574cm" svg:height="0.962cm" svg:x="7.497cm" svg:y="12.535cm">
          <draw:text-box>
            <text:p text:style-name="P3"><text:span text:style-name="T20">thing_ptr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6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5" draw:text-style-name="P18" draw:layer="layout" svg:width="23.91cm" svg:height="3.751cm" svg:x="2.057cm" svg:y="1.621cm" presentation:class="title" presentation:user-transformed="true">
          <draw:text-box>
            <text:p text:style-name="P4"><text:span text:style-name="T17">Copy data from thing pointed to by "thing_ptr" into "other"</text:span></text:p>
          </draw:text-box>
        </draw:frame>
        <draw:g>
          <draw:rect draw:style-name="gr2" draw:text-style-name="P19" draw:layer="layout" svg:width="3.792cm" svg:height="4.597cm" svg:x="14.994cm" svg:y="10.021cm">
            <text:p text:style-name="P4"><text:span text:style-name="T18">5</text:span></text:p>
            <text:p text:style-name="P4"><text:span text:style-name="T19">thing</text:span></text:p>
          </draw:rect>
          <draw:frame draw:style-name="gr3" draw:text-style-name="P7" draw:layer="layout" svg:width="3.05cm" svg:height="0.911cm" svg:x="15.279cm" svg:y="14.911cm">
            <draw:text-box>
              <text:p text:style-name="P3"><text:span text:style-name="T4">0x156F</text:span></text:p>
            </draw:text-box>
          </draw:frame>
        </draw:g>
        <draw:frame draw:style-name="gr3" draw:text-style-name="P7" draw:layer="layout" svg:width="9.654cm" svg:height="0.962cm" svg:x="9.35cm" svg:y="8.525cm">
          <draw:text-box>
            <text:p text:style-name="P3"><text:span text:style-name="T20">other =</text:span><text:span text:style-name="T21"> </text:span><text:span text:style-name="T23">*thing_ptr</text:span><text:span text:style-name="T4">;</text:span></text:p>
          </draw:text-box>
        </draw:frame>
        <draw:g>
          <draw:rect draw:style-name="gr7" draw:text-style-name="P21" draw:layer="layout" svg:width="3.792cm" svg:height="4.597cm" svg:x="7.944cm" svg:y="12.021cm">
            <text:p text:style-name="P4"><text:span text:style-name="T18"/></text:p>
            <text:p text:style-name="P4"><text:span text:style-name="T19">other</text:span></text:p>
          </draw:rect>
          <draw:frame draw:style-name="gr8" draw:text-style-name="P22" draw:layer="layout" svg:width="3.05cm" svg:height="0.911cm" svg:x="8.229cm" svg:y="16.911cm">
            <draw:text-box>
              <text:p text:style-name="P3"><text:span text:style-name="T4">0x1834</text:span></text:p>
            </draw:text-box>
          </draw:frame>
        </draw:g>
        <draw:frame draw:style-name="gr8" draw:text-style-name="P23" draw:layer="layout" svg:width="1.416cm" svg:height="3.126cm" svg:x="9.093cm" svg:y="10.129cm">
          <draw:text-box>
            <text:p text:style-name="P3"><text:span text:style-name="T24">5</text:span></text:p>
          </draw:text-box>
        </draw:frame>
        <draw:path draw:style-name="gr9" draw:layer="layout" svg:width="4.247cm" svg:height="2.336cm" svg:x="10.633cm" svg:y="9.608cm" svg:viewBox="0 0 4248 2337" svg:d="m4248 1803c-224-295-395-608-628-909-231-298-512-498-826-641-287-131-604-188-913-241-328-56-692 88-855 374-179 315-508 498-570 909-50 336-375 572-456 909v133">
          <text:p/>
        </draw:path>
        <draw:line draw:style-name="gr10" draw:layer="layout" svg:x1="9.721cm" svg:y1="12.935cm" svg:x2="9.721cm" svg:y2="14.645cm">
          <text:p/>
        </draw:line>
        <draw:line draw:style-name="gr11" draw:layer="layout" svg:x1="25.841cm" svg:y1="11.876cm" svg:x2="18.942cm" svg:y2="11.876cm">
          <text:p/>
        </draw:line>
        <draw:g>
          <draw:frame draw:style-name="gr3" draw:text-style-name="P24" draw:layer="layout" svg:width="3.05cm" svg:height="0.962cm" svg:x="22.013cm" svg:y="10.508cm">
            <draw:text-box>
              <text:p text:style-name="P3"><text:span text:style-name="T25">0x156F</text:span></text:p>
            </draw:text-box>
          </draw:frame>
        </draw:g>
        <draw:frame draw:style-name="gr3" draw:text-style-name="P25" draw:layer="layout" svg:width="4.574cm" svg:height="0.962cm" svg:x="21.795cm" svg:y="12.252cm">
          <draw:text-box>
            <text:p text:style-name="P3"><text:span text:style-name="T25">thing_ptr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7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5" draw:text-style-name="P18" draw:layer="layout" svg:width="23.91cm" svg:height="3.751cm" svg:x="2.057cm" svg:y="1.621cm" presentation:class="title" presentation:user-transformed="true">
          <draw:text-box>
            <text:p text:style-name="P4"><text:span text:style-name="T17">Setting the item pointed to by "thing_ptr" to the value 6.</text:span></text:p>
          </draw:text-box>
        </draw:frame>
        <draw:frame draw:style-name="gr3" draw:text-style-name="P7" draw:layer="layout" svg:width="7.622cm" svg:height="0.962cm" svg:x="9.35cm" svg:y="8.525cm">
          <draw:text-box>
            <text:p text:style-name="P3"><text:span text:style-name="T22">*thing_ptr</text:span><text:span text:style-name="T26"> </text:span><text:span text:style-name="T23">= 6</text:span><text:span text:style-name="T4">;</text:span></text:p>
          </draw:text-box>
        </draw:frame>
        <draw:g>
          <draw:rect draw:style-name="gr7" draw:text-style-name="P21" draw:layer="layout" svg:width="3.792cm" svg:height="4.597cm" svg:x="7.944cm" svg:y="12.021cm">
            <text:p text:style-name="P4"><text:span text:style-name="T18"/></text:p>
            <text:p text:style-name="P4"><text:span text:style-name="T19">thing</text:span></text:p>
          </draw:rect>
          <draw:frame draw:style-name="gr8" draw:text-style-name="P22" draw:layer="layout" svg:width="3.05cm" svg:height="0.911cm" svg:x="8.229cm" svg:y="16.911cm">
            <draw:text-box>
              <text:p text:style-name="P3"><text:span text:style-name="T4">0x156F</text:span></text:p>
            </draw:text-box>
          </draw:frame>
        </draw:g>
        <draw:frame draw:style-name="gr8" draw:text-style-name="P23" draw:layer="layout" svg:width="1.416cm" svg:height="3.126cm" svg:x="9.093cm" svg:y="10.129cm">
          <draw:text-box>
            <text:p text:style-name="P3"><text:span text:style-name="T24">6</text:span></text:p>
          </draw:text-box>
        </draw:frame>
        <draw:line draw:style-name="gr10" draw:layer="layout" svg:x1="9.721cm" svg:y1="12.935cm" svg:x2="9.721cm" svg:y2="14.645cm">
          <text:p/>
        </draw:line>
        <draw:line draw:style-name="gr11" draw:layer="layout" svg:x1="18.771cm" svg:y1="14.255cm" svg:x2="11.872cm" svg:y2="14.255cm">
          <text:p/>
        </draw:line>
        <draw:g>
          <draw:frame draw:style-name="gr3" draw:text-style-name="P24" draw:layer="layout" svg:width="3.05cm" svg:height="0.962cm" svg:x="14.943cm" svg:y="12.887cm">
            <draw:text-box>
              <text:p text:style-name="P3"><text:span text:style-name="T25">0x156F</text:span></text:p>
            </draw:text-box>
          </draw:frame>
        </draw:g>
        <draw:frame draw:style-name="gr3" draw:text-style-name="P25" draw:layer="layout" svg:width="4.574cm" svg:height="0.962cm" svg:x="14.725cm" svg:y="14.631cm">
          <draw:text-box>
            <text:p text:style-name="P3"><text:span text:style-name="T25">thing_ptr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8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5" draw:text-style-name="P18" draw:layer="layout" svg:width="23.91cm" svg:height="3.507cm" svg:x="1.79cm" svg:y="0.814cm" presentation:class="title" presentation:user-transformed="true">
          <draw:text-box>
            <text:p text:style-name="P4"><text:span text:style-name="T17">How not to use pointer operators</text:span></text:p>
          </draw:text-box>
        </draw:frame>
        <draw:frame presentation:style-name="pr8" draw:text-style-name="P30" draw:layer="layout" svg:width="23.91cm" svg:height="15.189cm" svg:x="2.057cm" svg:y="4.859cm" presentation:class="subtitle" presentation:user-transformed="true">
          <draw:text-box>
            <text:p text:style-name="P26"><text:span text:style-name="T27">*thing</text:span></text:p>
            <text:p text:style-name="P27"><text:span text:style-name="T28">Illegal. Asks C++ to get the object pointed to by the variable </text:span><text:span text:style-name="T29">thing</text:span><text:span text:style-name="T28">. Since </text:span><text:span text:style-name="T29">thing</text:span><text:span text:style-name="T28"> is not a pointer, this is an invalid operation. </text:span></text:p>
            <text:p text:style-name="P28"><text:span text:style-name="T28"/></text:p>
            <text:p text:style-name="P26"><text:span text:style-name="T27">&amp;thing_ptr</text:span></text:p>
            <text:p text:style-name="P29"><text:span text:style-name="T28">Legal, but strange. </text:span><text:span text:style-name="T29">thing_ptr</text:span><text:span text:style-name="T28"> is a pointer. The </text:span><text:span text:style-name="T29">&amp;</text:span><text:span text:style-name="T28"> (address of) operator gets a pointer to the object (in this case </text:span><text:span text:style-name="T29">thing_ptr</text:span><text:span text:style-name="T28">). Result is pointer to a pointer. (Pointers to pointers do occur in more complex programs.)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9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2">Pointer Usage</text:span></text:p>
          </draw:text-box>
        </draw:frame>
        <draw:frame presentation:style-name="pr6" draw:text-style-name="P32" draw:layer="layout" svg:width="23.91cm" svg:height="13.23cm" svg:x="2.057cm" svg:y="5.827cm" presentation:class="subtitle" presentation:user-transformed="true">
          <draw:text-box>
            <text:p text:style-name="P31"><text:span text:style-name="T30">#include &lt;iostream&gt;</text:span></text:p>
            <text:p text:style-name="P31"><text:span text:style-name="T30">main()</text:span></text:p>
            <text:p text:style-name="P31"><text:span text:style-name="T30">{</text:span></text:p>
            <text:p text:style-name="P31"><text:span text:style-name="T30">    </text:span><text:span text:style-name="T30">int   thing_var;  // define a variable </text:span></text:p>
            <text:p text:style-name="P31"><text:span text:style-name="T30">    </text:span><text:span text:style-name="T30">int  *thing_ptr;  // define a pointer </text:span></text:p>
            <text:p text:style-name="P31"><text:span text:style-name="T30"/></text:p>
            <text:p text:style-name="P31"><text:span text:style-name="T30">    </text:span><text:span text:style-name="T30">thing_var = 2;      // assigning a value to thing</text:span></text:p>
            <text:p text:style-name="P31"><text:span text:style-name="T30">    </text:span><text:span text:style-name="T30">std::cout &lt;&lt;"Thing " &lt;&lt; thing_var &lt;&lt; '\n';</text:span></text:p>
            <text:p text:style-name="P31"><text:span text:style-name="T30"/></text:p>
            <text:p text:style-name="P31"><text:span text:style-name="T30">    </text:span><text:span text:style-name="T30">thing_ptr = &amp;thing_var; // make the pointer point to thing</text:span></text:p>
            <text:p text:style-name="P31"><text:span text:style-name="T30">    </text:span><text:span text:style-name="T30">*thing_ptr = 3;     // thing_ptr points to thing_var so</text:span></text:p>
            <text:p text:style-name="P31"><text:span text:style-name="T30">                        </text:span><text:span text:style-name="T30">// thing_var changes to 3</text:span></text:p>
            <text:p text:style-name="P31"><text:span text:style-name="T30">    </text:span><text:span text:style-name="T30">std::cout &lt;&lt; "Thing " &lt;&lt; thing_var &lt;&lt; '\n';</text:span></text:p>
            <text:p text:style-name="P31"><text:span text:style-name="T30"/></text:p>
            <text:p text:style-name="P31"><text:span text:style-name="T30">    </text:span><text:span text:style-name="T30">// another way of printing the data</text:span></text:p>
            <text:p text:style-name="P31"><text:span text:style-name="T30">    </text:span><text:span text:style-name="T30">std::cout &lt;&lt; "Thing " &lt;&lt; *thing_ptr &lt;&lt; '\n';</text:span></text:p>
            <text:p text:style-name="P31"><text:span text:style-name="T30">    </text:span><text:span text:style-name="T30">return (0);</text:span></text:p>
            <text:p text:style-name="P31"><text:span text:style-name="T30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0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2">Two pointers, one thing</text:span></text:p>
          </draw:text-box>
        </draw:frame>
        <draw:frame presentation:style-name="pr9" draw:text-style-name="P34" draw:layer="layout" svg:width="25.82cm" svg:height="8.411cm" svg:x="1.144cm" svg:y="5.287cm" presentation:class="subtitle" presentation:user-transformed="true">
          <draw:text-box>
            <text:p text:style-name="P30"><text:span text:style-name="T19"> </text:span><text:span text:style-name="T19">1:      int      something;       </text:span></text:p>
            <text:p text:style-name="P30"><text:span text:style-name="T19"> </text:span><text:span text:style-name="T19">2: </text:span></text:p>
            <text:p text:style-name="P30"><text:span text:style-name="T19"> </text:span><text:span text:style-name="T19">3:      int      *first_ptr;  // one pointer</text:span></text:p>
            <text:p text:style-name="P30"><text:span text:style-name="T19"> </text:span><text:span text:style-name="T19">4:      int      *second_ptr; // another pointer</text:span></text:p>
            <text:p text:style-name="P30"><text:span text:style-name="T19"> </text:span><text:span text:style-name="T19">5: </text:span></text:p>
            <text:p text:style-name="P30"><text:span text:style-name="T19"> </text:span><text:span text:style-name="T19">6:      something = 1;       // give the thing a value</text:span></text:p>
            <text:p text:style-name="P30"><text:span text:style-name="T19"> </text:span><text:span text:style-name="T19">7: </text:span></text:p>
            <text:p text:style-name="P30"><text:span text:style-name="T31"> </text:span><text:span text:style-name="T32">8:      first_ptr = &amp;something;</text:span><text:span text:style-name="T33"> </text:span></text:p>
            <text:p text:style-name="P30"><text:span text:style-name="T19"> </text:span><text:span text:style-name="T33">9:      second_ptr = first_ptr; </text:span></text:p>
            <text:p text:style-name="P33"><text:span text:style-name="T33"/></text:p>
          </draw:text-box>
        </draw:frame>
        <draw:g>
          <draw:rect draw:style-name="gr2" draw:text-style-name="P19" draw:layer="layout" svg:width="4.486cm" svg:height="4.672cm" svg:x="11.135cm" svg:y="13.282cm">
            <text:p text:style-name="P4"><text:span text:style-name="T18">1</text:span></text:p>
            <text:p text:style-name="P4"><text:span text:style-name="T19">something</text:span></text:p>
          </draw:rect>
          <draw:frame draw:style-name="gr3" draw:text-style-name="P7" draw:layer="layout" svg:width="3.05cm" svg:height="0.911cm" svg:x="11.853cm" svg:y="18.247cm">
            <draw:text-box>
              <text:p text:style-name="P3"><text:span text:style-name="T4">0x156F</text:span></text:p>
            </draw:text-box>
          </draw:frame>
        </draw:g>
        <draw:line draw:style-name="gr12" draw:layer="layout" svg:x1="22.719cm" svg:y1="15.539cm" svg:x2="15.82cm" svg:y2="15.539cm">
          <text:p/>
        </draw:line>
        <draw:g>
          <draw:frame draw:style-name="gr3" draw:text-style-name="P35" draw:layer="layout" svg:width="3.05cm" svg:height="0.962cm" svg:x="18.891cm" svg:y="14.171cm">
            <draw:text-box>
              <text:p text:style-name="P3"><text:span text:style-name="T34">0x156F</text:span></text:p>
            </draw:text-box>
          </draw:frame>
        </draw:g>
        <draw:frame draw:style-name="gr3" draw:text-style-name="P36" draw:layer="layout" svg:width="5.082cm" svg:height="0.962cm" svg:x="18.673cm" svg:y="15.915cm">
          <draw:text-box>
            <text:p text:style-name="P3"><text:span text:style-name="T34">second_ptr</text:span></text:p>
          </draw:text-box>
        </draw:frame>
        <draw:line draw:style-name="gr13" draw:layer="layout" svg:x1="4.117cm" svg:y1="15.487cm" svg:x2="11.016cm" svg:y2="15.487cm">
          <text:p/>
        </draw:line>
        <draw:g>
          <draw:frame draw:style-name="gr3" draw:text-style-name="P37" draw:layer="layout" svg:width="3.05cm" svg:height="0.962cm" svg:x="4.823cm" svg:y="14.119cm">
            <draw:text-box>
              <text:p text:style-name="P3"><text:span text:style-name="T35">0x156F</text:span></text:p>
            </draw:text-box>
          </draw:frame>
        </draw:g>
        <draw:frame draw:style-name="gr3" draw:text-style-name="P38" draw:layer="layout" svg:width="4.574cm" svg:height="0.962cm" svg:x="3.493cm" svg:y="15.971cm">
          <draw:text-box>
            <text:p text:style-name="P3"><text:span text:style-name="T35">first_ptr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1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2">Null Pointer</text:span></text:p>
          </draw:text-box>
        </draw:frame>
        <draw:frame presentation:style-name="pr10" draw:text-style-name="P40" draw:layer="layout" svg:width="23.91cm" svg:height="5.317cm" svg:x="2.057cm" svg:y="5.838cm" presentation:class="subtitle" presentation:user-transformed="true">
          <draw:text-box>
            <text:p text:style-name="P11"><text:span text:style-name="T28">The null pointer points to nothing.</text:span></text:p>
            <text:p text:style-name="P39"><text:span text:style-name="T36"><text:tab/></text:span><text:span text:style-name="T36">thing_ptr = NULL;</text:span></text:p>
          </draw:text-box>
        </draw:frame>
        <draw:line draw:style-name="gr11" draw:layer="layout" svg:x1="4.63cm" svg:y1="13.856cm" svg:x2="11.529cm" svg:y2="13.856cm">
          <text:p/>
        </draw:line>
        <draw:frame draw:style-name="gr3" draw:text-style-name="P25" draw:layer="layout" svg:width="4.574cm" svg:height="0.962cm" svg:x="3.949cm" svg:y="14.313cm">
          <draw:text-box>
            <text:p text:style-name="P3"><text:span text:style-name="T25">thing_ptr</text:span></text:p>
          </draw:text-box>
        </draw:frame>
        <draw:circle draw:style-name="gr14" draw:layer="layout" svg:width="4.305cm" svg:height="4.305cm" svg:x="12.628cm" svg:y="12.267cm">
          <text:p/>
        </draw:circle>
        <draw:line draw:style-name="gr15" draw:layer="layout" svg:x1="11.916cm" svg:y1="16.864cm" svg:x2="17.475cm" svg:y2="11.813cm">
          <text:p/>
        </draw:line>
        <presentation:notes draw:style-name="dp2">
          <draw:page-thumbnail draw:style-name="gr1" draw:layer="layout" svg:width="13.705cm" svg:height="10.279cm" svg:x="3.641cm" svg:y="2.853cm" draw:page-number="12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37">const</text:span><text:span text:style-name="T38"> Pointers</text:span></text:p>
          </draw:text-box>
        </draw:frame>
        <draw:frame presentation:style-name="pr6" draw:text-style-name="P41" draw:layer="layout" svg:width="23.91cm" svg:height="13.23cm" svg:x="2.057cm" svg:y="5.834cm" presentation:class="subtitle" presentation:user-transformed="true">
          <draw:text-box>
            <text:p text:style-name="P11"><text:span text:style-name="T39">There are several flavors of constant pointers. It’s important to know what the </text:span><text:span text:style-name="T40">const</text:span><text:span text:style-name="T39"> apples to.</text:span></text:p>
            <text:p text:style-name="P12"><text:span text:style-name="T41"><text:tab/></text:span><text:span text:style-name="T41">const char* first_ptr = "Forty-Two";</text:span></text:p>
            <text:p text:style-name="P12"><text:span text:style-name="T41"><text:tab/></text:span><text:span text:style-name="T41">first_ptr = "Fifty six";                // Legal or Illegal</text:span></text:p>
            <text:p text:style-name="P12"><text:span text:style-name="T41"><text:tab/></text:span><text:span text:style-name="T41">*first_ptr = 'X';                       // Legal or Illegal</text:span></text:p>
            <text:p text:style-name="P12"><text:span text:style-name="T41"/></text:p>
            <text:p text:style-name="P12"><text:span text:style-name="T41"><text:tab/></text:span><text:span text:style-name="T41">char* const second_ptr = "Forty-Two";</text:span></text:p>
            <text:p text:style-name="P12"><text:span text:style-name="T41"><text:tab/></text:span><text:span text:style-name="T41">second_ptr = "Fifty six";               // Legal or Illegal</text:span></text:p>
            <text:p text:style-name="P12"><text:span text:style-name="T41"><text:tab/></text:span><text:span text:style-name="T41">*second_ptr = 'X';                      // Legal or Illegal</text:span></text:p>
            <text:p text:style-name="P12"><text:span text:style-name="T41"/></text:p>
            <text:p text:style-name="P12"><text:span text:style-name="T41"><text:tab/></text:span><text:span text:style-name="T41">const char* const third_ptr = "Forty-Two";</text:span></text:p>
            <text:p text:style-name="P12"><text:span text:style-name="T41"><text:tab/></text:span><text:span text:style-name="T41">third_ptr = "Fifty six";                // Legal or Illegal</text:span></text:p>
            <text:p text:style-name="P12"><text:span text:style-name="T41"><text:tab/></text:span><text:span text:style-name="T41">*third_ptr = 'X';                       // Legal or Illegal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3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5" draw:text-style-name="P5" draw:layer="layout" svg:width="23.91cm" svg:height="3.507cm" svg:x="1.962cm" svg:y="0.904cm" presentation:class="title" presentation:user-transformed="true">
          <draw:text-box>
            <text:p text:style-name="P4"><text:span text:style-name="T2">Pointers and Printing</text:span></text:p>
          </draw:text-box>
        </draw:frame>
        <draw:frame presentation:style-name="pr11" draw:text-style-name="P44" draw:layer="layout" svg:width="23.91cm" svg:height="15.021cm" svg:x="2.028cm" svg:y="4.35cm" presentation:class="subtitle" presentation:user-transformed="true">
          <draw:text-box>
            <text:p text:style-name="P42"><text:span text:style-name="T42">Example:</text:span></text:p>
            <text:p text:style-name="P31"><text:span text:style-name="T19">int an_integer = 5;         // A simple integer</text:span></text:p>
            <text:p text:style-name="P31"><text:span text:style-name="T19">int *int_ptr = &amp;an_integer; // Ptr to an integer</text:span></text:p>
            <text:p text:style-name="P31"><text:span text:style-name="T19"/></text:p>
            <text:p text:style-name="P31"><text:span text:style-name="T19">std::cout &lt;&lt; "Integer pointer " &lt;&lt; int_ptr &lt;&lt; '\n';</text:span></text:p>
            <text:p text:style-name="P31"><text:span text:style-name="T19"/></text:p>
            <text:p text:style-name="P42"><text:span text:style-name="T42">outputs:</text:span></text:p>
            <text:p text:style-name="P43"><text:span text:style-name="T43"><text:tab/></text:span><text:span text:style-name="T43">Integer pointer 0x58239A</text:span></text:p>
            <text:p text:style-name="P43"><text:span text:style-name="T43"/></text:p>
            <text:p text:style-name="P42"><text:span text:style-name="T42">Example:</text:span></text:p>
            <text:p text:style-name="P31"><text:span text:style-name="T19"><text:tab/></text:span><text:span text:style-name="T19">// A Simple set of characters</text:span></text:p>
            <text:p text:style-name="P31"><text:span text:style-name="T19"><text:tab/></text:span><text:span text:style-name="T19">char some_characters[10] = "Hello";</text:span></text:p>
            <text:p text:style-name="P31"><text:span text:style-name="T19"><text:tab/></text:span><text:span text:style-name="T19">// Pointer to a character</text:span></text:p>
            <text:p text:style-name="P31"><text:span text:style-name="T19"><text:tab/></text:span><text:span text:style-name="T19">char *char_ptr = &amp;some_characters[0];  </text:span></text:p>
            <text:p text:style-name="P31"><text:span text:style-name="T19"/></text:p>
            <text:p text:style-name="P31"><text:span text:style-name="T19">std::cout &lt;&lt; "String pointer " &lt;&lt; char_ptr &lt;&lt; '\n';</text:span></text:p>
            <text:p text:style-name="P42"><text:span text:style-name="T42">outputs</text:span></text:p>
            <text:p text:style-name="P43"><text:span text:style-name="T43"><text:tab/></text:span><text:span text:style-name="T43">String pointer Hello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4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2">Pointers and Arrays</text:span></text:p>
          </draw:text-box>
        </draw:frame>
        <draw:frame presentation:style-name="pr12" draw:text-style-name="P12" draw:layer="layout" svg:width="23.91cm" svg:height="3.998cm" svg:x="1.904cm" svg:y="5.28cm" presentation:class="subtitle" presentation:user-transformed="true">
          <draw:text-box>
            <text:p text:style-name="P12"><text:span text:style-name="T36">char array[10]; </text:span></text:p>
            <text:p text:style-name="P45"><text:span text:style-name="T36">char *array_ptr = &amp;array[0]; </text:span><text:span text:style-name="T36"><text:tab/></text:span></text:p>
            <text:p text:style-name="P46"><text:span text:style-name="T44"/></text:p>
          </draw:text-box>
        </draw:frame>
        <draw:g>
          <draw:rect draw:style-name="gr16" draw:text-style-name="P7" draw:layer="layout" svg:width="8.61cm" svg:height="8.098cm" svg:x="11.83cm" svg:y="9.354cm">
            <text:p text:style-name="P3"><text:span text:style-name="T4">0x5000 <text:s/></text:span><text:span text:style-name="T45">array[0]</text:span></text:p>
            <text:p text:style-name="P3"><text:span text:style-name="T46">0x5001</text:span><text:span text:style-name="T45"> <text:s/>array[1]</text:span></text:p>
            <text:p text:style-name="P3"><text:span text:style-name="T46">0x5002 </text:span><text:span text:style-name="T45"><text:s/>array[2]</text:span></text:p>
            <text:p text:style-name="P3"><text:span text:style-name="T46">0x5003 </text:span><text:span text:style-name="T45"><text:s/>array[3]</text:span></text:p>
            <text:p text:style-name="P3"><text:span text:style-name="T46">0x5004</text:span><text:span text:style-name="T45"> <text:s/>array[4]</text:span></text:p>
            <text:p text:style-name="P3"><text:span text:style-name="T46">0x5005</text:span><text:span text:style-name="T45"> <text:s/>array[5]</text:span></text:p>
            <text:p text:style-name="P3"><text:span text:style-name="T46">0x5006</text:span><text:span text:style-name="T45"> <text:s/>array[6]</text:span></text:p>
            <text:p text:style-name="P3"><text:span text:style-name="T46">0x5007</text:span><text:span text:style-name="T45"> <text:s/>array[7]</text:span></text:p>
            <text:p text:style-name="P3"><text:span text:style-name="T45"/></text:p>
          </draw:rect>
          <draw:line draw:style-name="gr15" draw:layer="layout" svg:x1="11.784cm" svg:y1="16.543cm" svg:x2="20.365cm" svg:y2="16.543cm">
            <text:p/>
          </draw:line>
          <draw:line draw:style-name="gr15" draw:layer="layout" svg:x1="11.784cm" svg:y1="15.546cm" svg:x2="20.365cm" svg:y2="15.546cm">
            <text:p/>
          </draw:line>
          <draw:line draw:style-name="gr15" draw:layer="layout" svg:x1="11.954cm" svg:y1="10.655cm" svg:x2="20.535cm" svg:y2="10.655cm">
            <text:p/>
          </draw:line>
          <draw:line draw:style-name="gr15" draw:layer="layout" svg:x1="11.784cm" svg:y1="14.53cm" svg:x2="20.365cm" svg:y2="14.53cm">
            <text:p/>
          </draw:line>
          <draw:line draw:style-name="gr15" draw:layer="layout" svg:x1="11.784cm" svg:y1="13.541cm" svg:x2="20.365cm" svg:y2="13.541cm">
            <text:p/>
          </draw:line>
          <draw:line draw:style-name="gr15" draw:layer="layout" svg:x1="11.784cm" svg:y1="12.58cm" svg:x2="20.365cm" svg:y2="12.58cm">
            <text:p/>
          </draw:line>
          <draw:line draw:style-name="gr15" draw:layer="layout" svg:x1="11.869cm" svg:y1="11.564cm" svg:x2="20.45cm" svg:y2="11.564cm">
            <text:p/>
          </draw:line>
        </draw:g>
        <draw:line draw:style-name="gr17" draw:text-style-name="P7" draw:layer="layout" svg:x1="3.649cm" svg:y1="15.046cm" svg:x2="11.716cm" svg:y2="15.073cm">
          <text:p text:style-name="P3"><text:span text:style-name="T4">0x5005</text:span></text:p>
          <text:p text:style-name="P3"><text:span text:style-name="T4">*(array_ptr+5)</text:span></text:p>
        </draw:line>
        <draw:line draw:style-name="gr17" draw:text-style-name="P7" draw:layer="layout" svg:x1="3.506cm" svg:y1="10.129cm" svg:x2="11.762cm" svg:y2="10.105cm">
          <text:p text:style-name="P3"><text:span text:style-name="T4">0x5000</text:span></text:p>
          <text:p text:style-name="P3"><text:span text:style-name="T4">*array_ptr</text:span></text:p>
        </draw:line>
        <presentation:notes draw:style-name="dp2">
          <draw:page-thumbnail draw:style-name="gr1" draw:layer="layout" svg:width="13.705cm" svg:height="10.279cm" svg:x="3.641cm" svg:y="2.853cm" draw:page-number="15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2">Example</text:span></text:p>
          </draw:text-box>
        </draw:frame>
        <draw:frame presentation:style-name="pr13" draw:text-style-name="P32" draw:layer="layout" svg:width="23.91cm" svg:height="14.155cm" svg:x="2.057cm" svg:y="5.356cm" presentation:class="subtitle" presentation:user-transformed="true">
          <draw:text-box>
            <text:p text:style-name="P31"><text:span text:style-name="T30">#include &lt;iostream&gt;</text:span></text:p>
            <text:p text:style-name="P31"><text:span text:style-name="T30">#include &lt;iomanip.h&gt;    </text:span></text:p>
            <text:p text:style-name="P31"><text:span text:style-name="T30"/></text:p>
            <text:p text:style-name="P31"><text:span text:style-name="T30">const int ARRAY_SIZE  = 10; // Number of characters in array </text:span></text:p>
            <text:p text:style-name="P31"><text:span text:style-name="T30">// Array to print</text:span></text:p>
            <text:p text:style-name="P31"><text:span text:style-name="T30">char array[ARRAY_SIZE] = "012345678";   </text:span></text:p>
            <text:p text:style-name="P31"><text:span text:style-name="T30"/></text:p>
            <text:p text:style-name="P31"><text:span text:style-name="T30">int main()</text:span></text:p>
            <text:p text:style-name="P31"><text:span text:style-name="T30">{</text:span></text:p>
            <text:p text:style-name="P31"><text:span text:style-name="T30">    </text:span><text:span text:style-name="T30">int index;  /* Index into the array */</text:span></text:p>
            <text:p text:style-name="P31"><text:span text:style-name="T30"/></text:p>
            <text:p text:style-name="P31"><text:span text:style-name="T30">    </text:span><text:span text:style-name="T30">for (index = 0; index &lt; ARRAY_SIZE; ++index) {</text:span></text:p>
            <text:p text:style-name="P31"><text:span text:style-name="T30">        </text:span><text:span text:style-name="T30">std::cout &lt;&lt; hex;    // Trick to print hex numbers</text:span></text:p>
            <text:p text:style-name="P31"><text:span text:style-name="T30">        </text:span><text:span text:style-name="T30">std::cout &lt;&lt; </text:span></text:p>
            <text:p text:style-name="P31"><text:span text:style-name="T30">            </text:span><text:span text:style-name="T30">"&amp;array[index]=0x" &lt;&lt;  int(&amp;array[index]) &lt;&lt; </text:span></text:p>
            <text:p text:style-name="P31"><text:span text:style-name="T30">            </text:span><text:span text:style-name="T30">" (array+index)=0x" &lt;&lt; int(array+index) &lt;&lt; </text:span></text:p>
            <text:p text:style-name="P31"><text:span text:style-name="T30">            </text:span><text:span text:style-name="T30">" array[index]=0x" &lt;&lt;  int(array[index]) &lt;&lt; '\n',</text:span></text:p>
            <text:p text:style-name="P31"><text:span text:style-name="T30">       </text:span><text:span text:style-name="T30">std::cout &lt;&lt; dec;</text:span></text:p>
            <text:p text:style-name="P31"><text:span text:style-name="T30">    </text:span><text:span text:style-name="T30">}</text:span></text:p>
            <text:p text:style-name="P31"><text:span text:style-name="T30">    </text:span><text:span text:style-name="T30">return (0);</text:span></text:p>
            <text:p text:style-name="P31"><text:span text:style-name="T30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6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5" draw:text-style-name="P3" draw:layer="layout" svg:width="23.91cm" svg:height="3.507cm" svg:x="2.057cm" svg:y="1.743cm" presentation:class="title">
          <draw:text-box>
            <text:p text:style-name="P3">Output</text:p>
          </draw:text-box>
        </draw:frame>
        <draw:frame presentation:style-name="pr6" draw:text-style-name="P47" draw:layer="layout" svg:width="23.91cm" svg:height="13.23cm" svg:x="2.057cm" svg:y="5.838cm" presentation:class="subtitle" presentation:user-transformed="true">
          <draw:text-box>
            <text:p text:style-name="P30"><text:span text:style-name="T30">&amp;array[index]=0x20090 (array+index)=0x20090 array[index]=0x30 </text:span></text:p>
            <text:p text:style-name="P30"><text:span text:style-name="T30">&amp;array[index]=0x20091 (array+index)=0x20091 array[index]=0x31 </text:span></text:p>
            <text:p text:style-name="P30"><text:span text:style-name="T30">&amp;array[index]=0x20092 (array+index)=0x20092 array[index]=0x32 </text:span></text:p>
            <text:p text:style-name="P30"><text:span text:style-name="T30">&amp;array[index]=0x20093 (array+index)=0x20093 array[index]=0x33 </text:span></text:p>
            <text:p text:style-name="P30"><text:span text:style-name="T30">&amp;array[index]=0x20094 (array+index)=0x20094 array[index]=0x34 </text:span></text:p>
            <text:p text:style-name="P30"><text:span text:style-name="T30">&amp;array[index]=0x20095 (array+index)=0x20095 array[index]=0x35 </text:span></text:p>
            <text:p text:style-name="P30"><text:span text:style-name="T30">&amp;array[index]=0x20096 (array+index)=0x20096 array[index]=0x36 </text:span></text:p>
            <text:p text:style-name="P30"><text:span text:style-name="T30">&amp;array[index]=0x20097 (array+index)=0x20097 array[index]=0x37 </text:span></text:p>
            <text:p text:style-name="P30"><text:span text:style-name="T30">&amp;array[index]=0x20098 (array+index)=0x20098 array[index]=0x38 </text:span></text:p>
            <text:p text:style-name="P30"><text:span text:style-name="T30">&amp;array[index]=0x20099 (array+index)=0x20099 array[index]=0x0 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7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2">Array Shorthand</text:span></text:p>
          </draw:text-box>
        </draw:frame>
        <draw:frame presentation:style-name="pr6" draw:text-style-name="P12" draw:layer="layout" svg:width="23.91cm" svg:height="13.23cm" svg:x="2.057cm" svg:y="5.838cm" presentation:class="subtitle">
          <draw:text-box>
            <text:p text:style-name="P12"><text:span text:style-name="T36"><text:tab/></text:span><text:span text:style-name="T36"><text:tab/></text:span><text:span text:style-name="T36">array_ptr = &amp;array[0];</text:span></text:p>
            <text:p text:style-name="P11"><text:span text:style-name="T28">is the same as:</text:span></text:p>
            <text:p text:style-name="P12"><text:span text:style-name="T36"><text:tab/></text:span><text:span text:style-name="T36"><text:tab/></text:span><text:span text:style-name="T36">array_ptr = array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8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5" draw:text-style-name="P48" draw:layer="layout" svg:width="23.91cm" svg:height="3.507cm" svg:x="2.057cm" svg:y="1.743cm" presentation:class="title" presentation:user-transformed="true">
          <draw:text-box>
            <text:p text:style-name="P4"><text:span text:style-name="T47">Summing an Array (Index Version)</text:span></text:p>
          </draw:text-box>
        </draw:frame>
        <draw:frame presentation:style-name="pr6" draw:text-style-name="P50" draw:layer="layout" svg:width="23.91cm" svg:height="13.856cm" svg:x="2.057cm" svg:y="5.519cm" presentation:class="subtitle" presentation:user-transformed="true">
          <draw:text-box>
            <text:p text:style-name="P31"><text:span text:style-name="T19">#include &lt;iostream&gt;</text:span></text:p>
            <text:p text:style-name="P31"><text:span text:style-name="T19"/></text:p>
            <text:p text:style-name="P31"><text:span text:style-name="T19">int array[10] = {4, 5, 8, 9, 8, 1, 0, 1, 9, 3};</text:span></text:p>
            <text:p text:style-name="P31"><text:span text:style-name="T19">int index;</text:span></text:p>
            <text:p text:style-name="P31"><text:span text:style-name="T19"/></text:p>
            <text:p text:style-name="P31"><text:span text:style-name="T19">int main()</text:span></text:p>
            <text:p text:style-name="P31"><text:span text:style-name="T19">{</text:span></text:p>
            <text:p text:style-name="P31"><text:span text:style-name="T19">    </text:span><text:span text:style-name="T19">index = 0;</text:span></text:p>
            <text:p text:style-name="P31"><text:span text:style-name="T19">    </text:span><text:span text:style-name="T19">while (array[index] != 0)</text:span></text:p>
            <text:p text:style-name="P31"><text:span text:style-name="T19">        </text:span><text:span text:style-name="T19">++index;</text:span></text:p>
            <text:p text:style-name="P31"><text:span text:style-name="T19"/></text:p>
            <text:p text:style-name="P31"><text:span text:style-name="T19">    </text:span><text:span text:style-name="T19">std::cout &lt;&lt; "Number of elements before zero "</text:span></text:p>
            <text:p text:style-name="P31"><text:span text:style-name="T19"><text:s text:c="13"/> </text:span><text:span text:style-name="T19">&lt;&lt; index &lt;&lt; '\n';</text:span></text:p>
            <text:p text:style-name="P31"><text:span text:style-name="T19">    </text:span><text:span text:style-name="T19">return (0);</text:span></text:p>
            <text:p text:style-name="P31"><text:span text:style-name="T19">}</text:span></text:p>
            <text:p text:style-name="P31"><text:span text:style-name="T19"/></text:p>
            <text:p text:style-name="P49"><text:span text:style-name="T48"/></text:p>
          </draw:text-box>
        </draw:frame>
        <presentation:notes draw:style-name="dp2">
          <draw:page-thumbnail draw:style-name="gr1" draw:layer="layout" svg:width="13.705cm" svg:height="10.279cm" svg:x="3.641cm" svg:y="2.853cm" draw:page-number="19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5" draw:text-style-name="P3" draw:layer="layout" svg:width="23.91cm" svg:height="3.507cm" svg:x="2.057cm" svg:y="1.743cm" presentation:class="title">
          <draw:text-box>
            <text:p text:style-name="P3">Same Program Using Pointers</text:p>
          </draw:text-box>
        </draw:frame>
        <draw:frame presentation:style-name="pr6" draw:text-style-name="P32" draw:layer="layout" svg:width="23.91cm" svg:height="13.23cm" svg:x="2.057cm" svg:y="5.83cm" presentation:class="subtitle" presentation:user-transformed="true">
          <draw:text-box>
            <text:p text:style-name="P31"><text:span text:style-name="T30">#include &lt;iostream&gt;</text:span></text:p>
            <text:p text:style-name="P31"><text:span text:style-name="T30"/></text:p>
            <text:p text:style-name="P31"><text:span text:style-name="T30">int array[10] = {4, 5, 8, 9, 8, 1, 0, 1, 9, 3};</text:span></text:p>
            <text:p text:style-name="P31"><text:span text:style-name="T30">int *array_ptr;</text:span></text:p>
            <text:p text:style-name="P31"><text:span text:style-name="T30"/></text:p>
            <text:p text:style-name="P31"><text:span text:style-name="T30">main()</text:span></text:p>
            <text:p text:style-name="P31"><text:span text:style-name="T30">{</text:span></text:p>
            <text:p text:style-name="P31"><text:span text:style-name="T30">    </text:span><text:span text:style-name="T30">array_ptr = array;</text:span></text:p>
            <text:p text:style-name="P31"><text:span text:style-name="T30"/></text:p>
            <text:p text:style-name="P31"><text:span text:style-name="T30">    </text:span><text:span text:style-name="T30">while ((*array_ptr) != 0)</text:span></text:p>
            <text:p text:style-name="P31"><text:span text:style-name="T30">        </text:span><text:span text:style-name="T30">++array_ptr;</text:span></text:p>
            <text:p text:style-name="P31"><text:span text:style-name="T30"/></text:p>
            <text:p text:style-name="P31"><text:span text:style-name="T30">    </text:span><text:span text:style-name="T30">std::cout &lt;&lt; "Number of elements before zero " &lt;&lt; </text:span></text:p>
            <text:p text:style-name="P31"><text:span text:style-name="T30">        </text:span><text:span text:style-name="T30">(array_ptr - array) &lt;&lt; '\n';</text:span></text:p>
            <text:p text:style-name="P31"><text:span text:style-name="T30">    </text:span><text:span text:style-name="T30">return (0);</text:span></text:p>
            <text:p text:style-name="P31"><text:span text:style-name="T30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0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5" draw:text-style-name="P10" draw:layer="layout" svg:width="10.604cm" svg:height="5.157cm" svg:x="17.076cm" svg:y="0.517cm" presentation:class="title" presentation:user-transformed="true">
          <draw:text-box>
            <text:p text:style-name="P4"><text:span text:style-name="T2">Zeroing </text:span><text:span text:style-name="T2"><text:line-break/></text:span><text:span text:style-name="T2">an array</text:span></text:p>
          </draw:text-box>
        </draw:frame>
        <draw:frame presentation:style-name="pr14" draw:text-style-name="P51" draw:layer="layout" svg:width="23.91cm" svg:height="17.458cm" svg:x="1.229cm" svg:y="1.242cm" presentation:class="subtitle" presentation:user-transformed="true">
          <draw:text-box>
            <text:p text:style-name="P31"><text:span text:style-name="T49">const int MAX = 10;</text:span></text:p>
            <text:p text:style-name="P31"><text:span text:style-name="T49"/></text:p>
            <text:p text:style-name="P31"><text:span text:style-name="T49">void init_array_1(int data[])</text:span></text:p>
            <text:p text:style-name="P31"><text:span text:style-name="T49">{</text:span></text:p>
            <text:p text:style-name="P31"><text:span text:style-name="T49">    </text:span><text:span text:style-name="T49">int  index;</text:span></text:p>
            <text:p text:style-name="P31"><text:span text:style-name="T49"/></text:p>
            <text:p text:style-name="P31"><text:span text:style-name="T49">    </text:span><text:span text:style-name="T49">for (index = 0; index &lt; MAX; ++index)</text:span></text:p>
            <text:p text:style-name="P31"><text:span text:style-name="T49">        </text:span><text:span text:style-name="T49">data[index] = 0;</text:span></text:p>
            <text:p text:style-name="P31"><text:span text:style-name="T49">}</text:span></text:p>
            <text:p text:style-name="P31"><text:span text:style-name="T49"/></text:p>
            <text:p text:style-name="P31"><text:span text:style-name="T49">void init_array_2(int *data_ptr)</text:span></text:p>
            <text:p text:style-name="P31"><text:span text:style-name="T49">{</text:span></text:p>
            <text:p text:style-name="P31"><text:span text:style-name="T49">    </text:span><text:span text:style-name="T49">int index;</text:span></text:p>
            <text:p text:style-name="P31"><text:span text:style-name="T49"/></text:p>
            <text:p text:style-name="P31"><text:span text:style-name="T49">    </text:span><text:span text:style-name="T49">for (index = 0; index &lt; MAX; ++index)</text:span></text:p>
            <text:p text:style-name="P31"><text:span text:style-name="T49">        </text:span><text:span text:style-name="T49">*(data_ptr + index) = 0;</text:span></text:p>
            <text:p text:style-name="P31"><text:span text:style-name="T49">}</text:span></text:p>
            <text:p text:style-name="P31"><text:span text:style-name="T49">int main()</text:span></text:p>
            <text:p text:style-name="P31"><text:span text:style-name="T49">{</text:span></text:p>
            <text:p text:style-name="P31"><text:span text:style-name="T49">    </text:span><text:span text:style-name="T49">int  array[MAX];</text:span></text:p>
            <text:p text:style-name="P31"><text:span text:style-name="T49"/></text:p>
            <text:p text:style-name="P31"><text:span text:style-name="T49">    </text:span><text:span text:style-name="T49">// one way of initializing the array</text:span></text:p>
            <text:p text:style-name="P31"><text:span text:style-name="T49">    </text:span><text:span text:style-name="T49">init_array_1(array);</text:span></text:p>
            <text:p text:style-name="P31"><text:span text:style-name="T49"/></text:p>
            <text:p text:style-name="P31"><text:span text:style-name="T49">    </text:span><text:span text:style-name="T49">// another way of initializing the array</text:span></text:p>
            <text:p text:style-name="P31"><text:span text:style-name="T49">    </text:span><text:span text:style-name="T49">init_array_1(&amp;array[0]);</text:span></text:p>
            <text:p text:style-name="P31"><text:span text:style-name="T49"/></text:p>
            <text:p text:style-name="P31"><text:span text:style-name="T49">    </text:span><text:span text:style-name="T49">// Similar to the first method but</text:span></text:p>
            <text:p text:style-name="P31"><text:span text:style-name="T49">    </text:span><text:span text:style-name="T49">//    function is different</text:span></text:p>
            <text:p text:style-name="P31"><text:span text:style-name="T49">    </text:span><text:span text:style-name="T49">init_array_2(array);</text:span></text:p>
            <text:p text:style-name="P31"><text:span text:style-name="T49"/></text:p>
            <text:p text:style-name="P31"><text:span text:style-name="T49">    </text:span><text:span text:style-name="T49">return (0);</text:span></text:p>
            <text:p text:style-name="P31"><text:span text:style-name="T49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1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5" draw:text-style-name="P52" draw:layer="layout" svg:width="23.91cm" svg:height="3.507cm" svg:x="2.057cm" svg:y="0.887cm" presentation:class="title" presentation:user-transformed="true">
          <draw:text-box>
            <text:p text:style-name="P4"><text:span text:style-name="T50">Splitting a C style string</text:span></text:p>
          </draw:text-box>
        </draw:frame>
        <draw:g>
          <draw:frame draw:style-name="gr18" draw:text-style-name="P53" draw:layer="layout" svg:width="1.187cm" svg:height="13.299cm" svg:x="6.316cm" svg:y="6.161cm">
            <draw:text-box>
              <text:p text:style-name="P4"><text:span text:style-name="T51">S</text:span></text:p>
              <text:p text:style-name="P4"><text:span text:style-name="T51">m</text:span></text:p>
              <text:p text:style-name="P4"><text:span text:style-name="T51">i</text:span></text:p>
              <text:p text:style-name="P4"><text:span text:style-name="T51">t</text:span></text:p>
              <text:p text:style-name="P4"><text:span text:style-name="T51">h</text:span></text:p>
              <text:p text:style-name="P4"><text:span text:style-name="T51">/</text:span></text:p>
              <text:p text:style-name="P4"><text:span text:style-name="T51">J</text:span></text:p>
              <text:p text:style-name="P4"><text:span text:style-name="T51">o</text:span></text:p>
              <text:p text:style-name="P4"><text:span text:style-name="T51">h</text:span></text:p>
              <text:p text:style-name="P4"><text:span text:style-name="T51">n</text:span></text:p>
            </draw:text-box>
          </draw:frame>
          <draw:line draw:style-name="gr15" draw:layer="layout" svg:x1="6.357cm" svg:y1="9.35cm" svg:x2="7.412cm" svg:y2="9.35cm">
            <text:p/>
          </draw:line>
          <draw:line draw:style-name="gr15" draw:layer="layout" svg:x1="6.31cm" svg:y1="8.116cm" svg:x2="7.45cm" svg:y2="8.116cm">
            <text:p/>
          </draw:line>
          <draw:line draw:style-name="gr15" draw:layer="layout" svg:x1="6.31cm" svg:y1="10.584cm" svg:x2="7.45cm" svg:y2="10.584cm">
            <text:p/>
          </draw:line>
          <draw:line draw:style-name="gr15" draw:layer="layout" svg:x1="6.395cm" svg:y1="11.631cm" svg:x2="7.535cm" svg:y2="11.631cm">
            <text:p/>
          </draw:line>
          <draw:line draw:style-name="gr15" draw:layer="layout" svg:x1="6.367cm" svg:y1="17.683cm" svg:x2="7.507cm" svg:y2="17.683cm">
            <text:p/>
          </draw:line>
          <draw:line draw:style-name="gr15" draw:layer="layout" svg:x1="6.339cm" svg:y1="16.459cm" svg:x2="7.479cm" svg:y2="16.459cm">
            <text:p/>
          </draw:line>
          <draw:line draw:style-name="gr15" draw:layer="layout" svg:x1="6.396cm" svg:y1="15.252cm" svg:x2="7.536cm" svg:y2="15.252cm">
            <text:p/>
          </draw:line>
          <draw:line draw:style-name="gr15" draw:layer="layout" svg:x1="6.367cm" svg:y1="14.044cm" svg:x2="7.507cm" svg:y2="14.044cm">
            <text:p/>
          </draw:line>
          <draw:line draw:style-name="gr15" draw:layer="layout" svg:x1="6.367cm" svg:y1="12.918cm" svg:x2="7.507cm" svg:y2="12.918cm">
            <text:p/>
          </draw:line>
        </draw:g>
        <draw:frame draw:style-name="gr3" draw:layer="layout" svg:width="3.558cm" svg:height="1.864cm" svg:x="2.166cm" svg:y="4.221cm">
          <draw:text-box>
            <text:p text:style-name="P3">after </text:p>
            <text:p text:style-name="P3"><text:span text:style-name="T4">strchar</text:span></text:p>
          </draw:text-box>
        </draw:frame>
        <draw:line draw:style-name="gr19" draw:layer="layout" svg:x1="0.74cm" svg:y1="7.349cm" svg:x2="6.129cm" svg:y2="7.349cm">
          <text:p/>
        </draw:line>
        <draw:frame draw:style-name="gr3" draw:text-style-name="P7" draw:layer="layout" svg:width="4.066cm" svg:height="0.911cm" svg:x="1.112cm" svg:y="6.254cm">
          <draw:text-box>
            <text:p text:style-name="P3"><text:span text:style-name="T4">last_ptr</text:span></text:p>
          </draw:text-box>
        </draw:frame>
        <draw:line draw:style-name="gr19" draw:layer="layout" svg:x1="0.842cm" svg:y1="13.417cm" svg:x2="6.231cm" svg:y2="13.417cm">
          <text:p/>
        </draw:line>
        <draw:frame draw:style-name="gr3" draw:text-style-name="P7" draw:layer="layout" svg:width="4.574cm" svg:height="0.911cm" svg:x="1.1cm" svg:y="12.242cm">
          <draw:text-box>
            <text:p text:style-name="P3"><text:span text:style-name="T4">first_ptr</text:span></text:p>
          </draw:text-box>
        </draw:frame>
        <draw:frame draw:style-name="gr18" draw:text-style-name="P53" draw:layer="layout" svg:width="1.865cm" svg:height="13.299cm" svg:x="15.943cm" svg:y="6.321cm">
          <draw:text-box>
            <text:p text:style-name="P4"><text:span text:style-name="T51">S</text:span></text:p>
            <text:p text:style-name="P4"><text:span text:style-name="T51">m</text:span></text:p>
            <text:p text:style-name="P4"><text:span text:style-name="T51">i</text:span></text:p>
            <text:p text:style-name="P4"><text:span text:style-name="T51">t</text:span></text:p>
            <text:p text:style-name="P4"><text:span text:style-name="T51">h</text:span></text:p>
            <text:p text:style-name="P4"><text:span text:style-name="T51">\0</text:span></text:p>
            <text:p text:style-name="P4"><text:span text:style-name="T51">J</text:span></text:p>
            <text:p text:style-name="P4"><text:span text:style-name="T51">o</text:span></text:p>
            <text:p text:style-name="P4"><text:span text:style-name="T51">h</text:span></text:p>
            <text:p text:style-name="P4"><text:span text:style-name="T51">n</text:span></text:p>
          </draw:text-box>
        </draw:frame>
        <draw:line draw:style-name="gr15" draw:layer="layout" svg:x1="15.878cm" svg:y1="9.541cm" svg:x2="17.76cm" svg:y2="9.541cm">
          <text:p/>
        </draw:line>
        <draw:line draw:style-name="gr15" draw:layer="layout" svg:x1="15.878cm" svg:y1="8.311cm" svg:x2="17.788cm" svg:y2="8.311cm">
          <text:p/>
        </draw:line>
        <draw:line draw:style-name="gr15" draw:layer="layout" svg:x1="15.964cm" svg:y1="10.717cm" svg:x2="17.76cm" svg:y2="10.743cm">
          <text:p/>
        </draw:line>
        <draw:line draw:style-name="gr15" draw:layer="layout" svg:x1="15.907cm" svg:y1="11.786cm" svg:x2="17.731cm" svg:y2="11.813cm">
          <text:p/>
        </draw:line>
        <draw:line draw:style-name="gr15" draw:layer="layout" svg:x1="15.907cm" svg:y1="17.826cm" svg:x2="17.731cm" svg:y2="17.852cm">
          <text:p/>
        </draw:line>
        <draw:line draw:style-name="gr15" draw:layer="layout" svg:x1="15.85cm" svg:y1="16.57cm" svg:x2="17.731cm" svg:y2="16.596cm">
          <text:p/>
        </draw:line>
        <draw:line draw:style-name="gr15" draw:layer="layout" svg:x1="15.935cm" svg:y1="15.42cm" svg:x2="17.76cm" svg:y2="15.42cm">
          <text:p/>
        </draw:line>
        <draw:line draw:style-name="gr15" draw:layer="layout" svg:x1="15.907cm" svg:y1="14.218cm" svg:x2="17.674cm" svg:y2="14.218cm">
          <text:p/>
        </draw:line>
        <draw:line draw:style-name="gr15" draw:layer="layout" svg:x1="15.907cm" svg:y1="12.988cm" svg:x2="17.731cm" svg:y2="12.962cm">
          <text:p/>
        </draw:line>
        <draw:line draw:style-name="gr19" draw:layer="layout" svg:x1="10.449cm" svg:y1="7.482cm" svg:x2="15.838cm" svg:y2="7.482cm">
          <text:p/>
        </draw:line>
        <draw:frame draw:style-name="gr3" draw:text-style-name="P7" draw:layer="layout" svg:width="4.066cm" svg:height="0.911cm" svg:x="11.077cm" svg:y="6.414cm">
          <draw:text-box>
            <text:p text:style-name="P3"><text:span text:style-name="T4">last_ptr</text:span></text:p>
          </draw:text-box>
        </draw:frame>
        <draw:line draw:style-name="gr19" draw:layer="layout" svg:x1="10.521cm" svg:y1="13.577cm" svg:x2="15.91cm" svg:y2="13.577cm">
          <text:p/>
        </draw:line>
        <draw:frame draw:style-name="gr3" draw:text-style-name="P7" draw:layer="layout" svg:width="4.574cm" svg:height="0.911cm" svg:x="11.065cm" svg:y="12.402cm">
          <draw:text-box>
            <text:p text:style-name="P3"><text:span text:style-name="T4">first_ptr</text:span></text:p>
          </draw:text-box>
        </draw:frame>
        <draw:g>
          <draw:frame draw:style-name="gr18" draw:text-style-name="P53" draw:layer="layout" svg:width="1.187cm" svg:height="13.299cm" svg:x="24.918cm" svg:y="6.455cm">
            <draw:text-box>
              <text:p text:style-name="P4"><text:span text:style-name="T51">S</text:span></text:p>
              <text:p text:style-name="P4"><text:span text:style-name="T51">m</text:span></text:p>
              <text:p text:style-name="P4"><text:span text:style-name="T51">i</text:span></text:p>
              <text:p text:style-name="P4"><text:span text:style-name="T51">t</text:span></text:p>
              <text:p text:style-name="P4"><text:span text:style-name="T51">h</text:span></text:p>
              <text:p text:style-name="P4"><text:span text:style-name="T51">/</text:span></text:p>
              <text:p text:style-name="P4"><text:span text:style-name="T51">J</text:span></text:p>
              <text:p text:style-name="P4"><text:span text:style-name="T51">o</text:span></text:p>
              <text:p text:style-name="P4"><text:span text:style-name="T51">h</text:span></text:p>
              <text:p text:style-name="P4"><text:span text:style-name="T51">n</text:span></text:p>
            </draw:text-box>
          </draw:frame>
          <draw:line draw:style-name="gr15" draw:layer="layout" svg:x1="24.959cm" svg:y1="9.644cm" svg:x2="26.014cm" svg:y2="9.644cm">
            <text:p/>
          </draw:line>
          <draw:line draw:style-name="gr15" draw:layer="layout" svg:x1="24.912cm" svg:y1="8.41cm" svg:x2="26.052cm" svg:y2="8.41cm">
            <text:p/>
          </draw:line>
          <draw:line draw:style-name="gr15" draw:layer="layout" svg:x1="24.912cm" svg:y1="10.878cm" svg:x2="26.052cm" svg:y2="10.878cm">
            <text:p/>
          </draw:line>
          <draw:line draw:style-name="gr15" draw:layer="layout" svg:x1="24.997cm" svg:y1="11.925cm" svg:x2="26.137cm" svg:y2="11.925cm">
            <text:p/>
          </draw:line>
          <draw:line draw:style-name="gr15" draw:layer="layout" svg:x1="24.969cm" svg:y1="17.977cm" svg:x2="26.109cm" svg:y2="17.977cm">
            <text:p/>
          </draw:line>
          <draw:line draw:style-name="gr15" draw:layer="layout" svg:x1="24.941cm" svg:y1="16.753cm" svg:x2="26.081cm" svg:y2="16.753cm">
            <text:p/>
          </draw:line>
          <draw:line draw:style-name="gr15" draw:layer="layout" svg:x1="24.998cm" svg:y1="15.546cm" svg:x2="26.138cm" svg:y2="15.546cm">
            <text:p/>
          </draw:line>
          <draw:line draw:style-name="gr15" draw:layer="layout" svg:x1="24.969cm" svg:y1="14.338cm" svg:x2="26.109cm" svg:y2="14.338cm">
            <text:p/>
          </draw:line>
          <draw:line draw:style-name="gr15" draw:layer="layout" svg:x1="24.969cm" svg:y1="13.212cm" svg:x2="26.109cm" svg:y2="13.212cm">
            <text:p/>
          </draw:line>
        </draw:g>
        <draw:line draw:style-name="gr19" draw:layer="layout" svg:x1="19.342cm" svg:y1="7.643cm" svg:x2="24.731cm" svg:y2="7.643cm">
          <text:p/>
        </draw:line>
        <draw:frame draw:style-name="gr3" draw:text-style-name="P7" draw:layer="layout" svg:width="4.066cm" svg:height="0.911cm" svg:x="19.714cm" svg:y="6.548cm">
          <draw:text-box>
            <text:p text:style-name="P3"><text:span text:style-name="T4">last_ptr</text:span></text:p>
          </draw:text-box>
        </draw:frame>
        <draw:line draw:style-name="gr19" draw:layer="layout" svg:x1="19.501cm" svg:y1="14.994cm" svg:x2="24.89cm" svg:y2="14.994cm">
          <text:p/>
        </draw:line>
        <draw:frame draw:style-name="gr3" draw:text-style-name="P7" draw:layer="layout" svg:width="4.574cm" svg:height="0.911cm" svg:x="19.759cm" svg:y="13.819cm">
          <draw:text-box>
            <text:p text:style-name="P3"><text:span text:style-name="T4">first_ptr</text:span></text:p>
          </draw:text-box>
        </draw:frame>
        <draw:frame draw:style-name="gr3" draw:layer="layout" svg:width="8.638cm" svg:height="1.864cm" svg:x="9.149cm" svg:y="4.408cm">
          <draw:text-box>
            <text:p text:style-name="P3">after </text:p>
            <text:p text:style-name="P3"><text:span text:style-name="T4">*first_ptr = '\0'</text:span></text:p>
          </draw:text-box>
        </draw:frame>
        <draw:frame draw:style-name="gr3" draw:layer="layout" svg:width="5.59cm" svg:height="1.864cm" svg:x="20.409cm" svg:y="4.594cm">
          <draw:text-box>
            <text:p text:style-name="P3">after </text:p>
            <text:p text:style-name="P3"><text:span text:style-name="T4">++first_ptr</text:span></text:p>
          </draw:text-box>
        </draw:frame>
        <draw:rect draw:style-name="gr20" draw:layer="layout" svg:width="1.739cm" svg:height="0.909cm" svg:x="24.63cm" svg:y="13.309cm">
          <text:p/>
        </draw:rect>
        <draw:rect draw:style-name="gr21" draw:layer="layout" svg:width="1.853cm" svg:height="0.988cm" svg:x="15.964cm" svg:y="13.069cm">
          <text:p/>
        </draw:rect>
        <presentation:notes draw:style-name="dp2">
          <draw:page-thumbnail draw:style-name="gr1" draw:layer="layout" svg:width="13.705cm" svg:height="10.279cm" svg:x="3.641cm" svg:y="2.853cm" draw:page-number="22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5" draw:text-style-name="P52" draw:layer="layout" svg:width="23.91cm" svg:height="3.507cm" svg:x="1.953cm" svg:y="0.242cm" presentation:class="title" presentation:user-transformed="true">
          <draw:text-box>
            <text:p text:style-name="P4"><text:span text:style-name="T50">Splitting a string</text:span></text:p>
          </draw:text-box>
        </draw:frame>
        <draw:frame presentation:style-name="pr15" draw:text-style-name="P54" draw:layer="layout" svg:width="23.91cm" svg:height="15.856cm" svg:x="1.943cm" svg:y="3.966cm" presentation:class="subtitle" presentation:user-transformed="true">
          <draw:text-box>
            <text:p text:style-name="P31"><text:span text:style-name="T52">#include &lt;iostream&gt;</text:span></text:p>
            <text:p text:style-name="P31"><text:span text:style-name="T52">#include &lt;string.h&gt;</text:span></text:p>
            <text:p text:style-name="P31"><text:span text:style-name="T52">#include &lt;stdlib.h&gt;</text:span></text:p>
            <text:p text:style-name="P31"><text:span text:style-name="T52">main() {</text:span></text:p>
            <text:p text:style-name="P31"><text:span text:style-name="T52">    </text:span><text:span text:style-name="T52">char line[80];    // The input line</text:span></text:p>
            <text:p text:style-name="P31"><text:span text:style-name="T52">    </text:span><text:span text:style-name="T52">char *first_ptr;  // ptr we set to point to the first name</text:span></text:p>
            <text:p text:style-name="P31"><text:span text:style-name="T52">    </text:span><text:span text:style-name="T52">char *last_ptr;  // ptr we set to point to the last name </text:span></text:p>
            <text:p text:style-name="P31"><text:span text:style-name="T52"/></text:p>
            <text:p text:style-name="P31"><text:span text:style-name="T52">    </text:span><text:span text:style-name="T52">std::cin.getline(line, sizeof(line));</text:span></text:p>
            <text:p text:style-name="P31"><text:span text:style-name="T52"/></text:p>
            <text:p text:style-name="P31"><text:span text:style-name="T52">    </text:span><text:span text:style-name="T52">last_ptr = line;    // last name is at beginning of line </text:span></text:p>
            <text:p text:style-name="P31"><text:span text:style-name="T52">    </text:span><text:span text:style-name="T52">first_ptr = strchr(line, '/');      // Find slash </text:span></text:p>
            <text:p text:style-name="P31"><text:span text:style-name="T52"/></text:p>
            <text:p text:style-name="P31"><text:span text:style-name="T52">    </text:span><text:span text:style-name="T52">// Check for an error </text:span></text:p>
            <text:p text:style-name="P31"><text:span text:style-name="T52">    </text:span><text:span text:style-name="T52">if (first_ptr == NULL) {</text:span></text:p>
            <text:p text:style-name="P31"><text:span text:style-name="T52">        </text:span><text:span text:style-name="T52">cerr &lt;&lt; "Error: Unable to find slash in " &lt;&lt; line &lt;&lt;</text:span></text:p>
            <text:p text:style-name="P31"><text:span text:style-name="T52">                 </text:span><text:span text:style-name="T52">'\n';</text:span></text:p>
            <text:p text:style-name="P31"><text:span text:style-name="T52">        </text:span><text:span text:style-name="T52">exit (8);</text:span></text:p>
            <text:p text:style-name="P31"><text:span text:style-name="T52">    </text:span><text:span text:style-name="T52">}</text:span></text:p>
            <text:p text:style-name="P31"><text:span text:style-name="T52"/></text:p>
            <text:p text:style-name="P31"><text:span text:style-name="T52">    </text:span><text:span text:style-name="T52">*first_ptr = '\0';  // Zero out the slash </text:span></text:p>
            <text:p text:style-name="P31"><text:span text:style-name="T52">    </text:span><text:span text:style-name="T52">++first_ptr;        // Move to first character of name </text:span></text:p>
            <text:p text:style-name="P31"><text:span text:style-name="T52"/></text:p>
            <text:p text:style-name="P31"><text:span text:style-name="T52">    </text:span><text:span text:style-name="T52">std::cout &lt;&lt; "First:" &lt;&lt; first_ptr &lt;&lt; " Last:" &lt;&lt; last_ptr &lt;&lt; '\n';</text:span></text:p>
            <text:p text:style-name="P31"><text:span text:style-name="T52">    </text:span><text:span text:style-name="T52">return (0);</text:span></text:p>
            <text:p text:style-name="P31"><text:span text:style-name="T52">}</text:span></text:p>
            <text:p text:style-name="P31"><text:span text:style-name="T52">char *strchr(char * string_ptr, char find) {</text:span></text:p>
            <text:p text:style-name="P31"><text:span text:style-name="T52">    </text:span><text:span text:style-name="T52">while (*string_ptr != find) {</text:span></text:p>
            <text:p text:style-name="P31"><text:span text:style-name="T52">       </text:span><text:span text:style-name="T52">// Check for end </text:span></text:p>
            <text:p text:style-name="P31"><text:span text:style-name="T52">       </text:span><text:span text:style-name="T52">if (*string_ptr == '\0')</text:span></text:p>
            <text:p text:style-name="P31"><text:span text:style-name="T52">           </text:span><text:span text:style-name="T52">return (NULL);       // not found </text:span></text:p>
            <text:p text:style-name="P31"><text:span text:style-name="T52">        </text:span><text:span text:style-name="T52">++string_ptr;</text:span></text:p>
            <text:p text:style-name="P31"><text:span text:style-name="T52">    </text:span><text:span text:style-name="T52">}</text:span></text:p>
            <text:p text:style-name="P31"><text:span text:style-name="T52">    </text:span><text:span text:style-name="T52">return (string_ptr);        // Found </text:span></text:p>
            <text:p text:style-name="P31"><text:span text:style-name="T52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3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16" draw:text-style-name="P55" draw:layer="layout" svg:width="23.91cm" svg:height="3.575cm" svg:x="1.904cm" svg:y="0.637cm" presentation:class="title" presentation:user-transformed="true">
          <draw:text-box>
            <text:p text:style-name="P4"><text:span text:style-name="T53">Question: Why does this program print garbage?</text:span></text:p>
          </draw:text-box>
        </draw:frame>
        <draw:frame presentation:style-name="pr15" draw:text-style-name="P54" draw:layer="layout" svg:width="23.91cm" svg:height="15.856cm" svg:x="1.744cm" svg:y="3.724cm" presentation:class="subtitle" presentation:user-transformed="true">
          <draw:text-box>
            <text:p text:style-name="P31"><text:span text:style-name="T52">#include &lt;iostream&gt;</text:span></text:p>
            <text:p text:style-name="P31"><text:span text:style-name="T52">#include &lt;string.h&gt;</text:span></text:p>
            <text:p text:style-name="P31"><text:span text:style-name="T52"/></text:p>
            <text:p text:style-name="P31"><text:span text:style-name="T52">/********************************************************</text:span></text:p>
            <text:p text:style-name="P31"><text:span text:style-name="T52"> </text:span><text:span text:style-name="T52">* tmp_name -- return a temporary file name             *</text:span></text:p>
            <text:p text:style-name="P31"><text:span text:style-name="T52"> </text:span><text:span text:style-name="T52">*                                                      *</text:span></text:p>
            <text:p text:style-name="P31"><text:span text:style-name="T52"> </text:span><text:span text:style-name="T52">* Each time this function is called, a new name will   *</text:span></text:p>
            <text:p text:style-name="P31"><text:span text:style-name="T52"> </text:span><text:span text:style-name="T52">* be returned.                                         *</text:span></text:p>
            <text:p text:style-name="P31"><text:span text:style-name="T52"> </text:span><text:span text:style-name="T52">*                                                      *</text:span></text:p>
            <text:p text:style-name="P31"><text:span text:style-name="T52"> </text:span><text:span text:style-name="T52">* Returns                                              *</text:span></text:p>
            <text:p text:style-name="P31"><text:span text:style-name="T52"> </text:span><text:span text:style-name="T52">*      Pointer to the new file name.                   *</text:span></text:p>
            <text:p text:style-name="P31"><text:span text:style-name="T52"> </text:span><text:span text:style-name="T52">********************************************************/</text:span></text:p>
            <text:p text:style-name="P31"><text:span text:style-name="T52">char *tmp_name(void)</text:span></text:p>
            <text:p text:style-name="P31"><text:span text:style-name="T52">{</text:span></text:p>
            <text:p text:style-name="P31"><text:span text:style-name="T52">    </text:span><text:span text:style-name="T52">char name[30];              // The name we are generating </text:span></text:p>
            <text:p text:style-name="P31"><text:span text:style-name="T52">    </text:span><text:span text:style-name="T52">static int sequence = 0;    // Sequence number for last digit </text:span></text:p>
            <text:p text:style-name="P31"><text:span text:style-name="T52"/></text:p>
            <text:p text:style-name="P31"><text:span text:style-name="T52">    </text:span><text:span text:style-name="T52">++sequence; // Move to the next file name </text:span></text:p>
            <text:p text:style-name="P31"><text:span text:style-name="T52"/></text:p>
            <text:p text:style-name="P31"><text:span text:style-name="T52">    </text:span><text:span text:style-name="T52">strcpy(name, "tmp");</text:span></text:p>
            <text:p text:style-name="P31"><text:span text:style-name="T52"/></text:p>
            <text:p text:style-name="P31"><text:span text:style-name="T52">    </text:span><text:span text:style-name="T52">// Put in the sequence digit </text:span></text:p>
            <text:p text:style-name="P31"><text:span text:style-name="T52">    </text:span><text:span text:style-name="T52">name[3] = sequence + '0';</text:span></text:p>
            <text:p text:style-name="P31"><text:span text:style-name="T52"/></text:p>
            <text:p text:style-name="P31"><text:span text:style-name="T52">    </text:span><text:span text:style-name="T52">// End the string </text:span></text:p>
            <text:p text:style-name="P31"><text:span text:style-name="T52">    </text:span><text:span text:style-name="T52">name[4] = '\0';</text:span></text:p>
            <text:p text:style-name="P31"><text:span text:style-name="T52"/></text:p>
            <text:p text:style-name="P31"><text:span text:style-name="T52">    </text:span><text:span text:style-name="T52">return(name);</text:span></text:p>
            <text:p text:style-name="P31"><text:span text:style-name="T52">}</text:span></text:p>
            <text:p text:style-name="P31"><text:span text:style-name="T52"/></text:p>
            <text:p text:style-name="P31"><text:span text:style-name="T52">int main()</text:span></text:p>
            <text:p text:style-name="P31"><text:span text:style-name="T52">{</text:span></text:p>
            <text:p text:style-name="P31"><text:span text:style-name="T52">    </text:span><text:span text:style-name="T52">std::cout &lt;&lt; "Name: " &lt;&lt; tmp_name() &lt;&lt; '\n';</text:span></text:p>
            <text:p text:style-name="P31"><text:span text:style-name="T52">    </text:span><text:span text:style-name="T52">return(0);</text:span></text:p>
            <text:p text:style-name="P31"><text:span text:style-name="T52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4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2">Pointers and Structures</text:span></text:p>
          </draw:text-box>
        </draw:frame>
        <draw:frame presentation:style-name="pr6" draw:text-style-name="P56" draw:layer="layout" svg:width="23.91cm" svg:height="13.23cm" svg:x="2.057cm" svg:y="5.822cm" presentation:class="subtitle" presentation:user-transformed="true">
          <draw:text-box>
            <text:p text:style-name="P31"><text:span text:style-name="T54">struct mailing {</text:span></text:p>
            <text:p text:style-name="P31"><text:span text:style-name="T54">    </text:span><text:span text:style-name="T54">char name[60];    // last name, first name </text:span></text:p>
            <text:p text:style-name="P31"><text:span text:style-name="T54">    </text:span><text:span text:style-name="T54">char address1[60];// Two lines of street address </text:span></text:p>
            <text:p text:style-name="P31"><text:span text:style-name="T54">    </text:span><text:span text:style-name="T54">char address2[60]; </text:span></text:p>
            <text:p text:style-name="P31"><text:span text:style-name="T54">    </text:span><text:span text:style-name="T54">char city[40];      </text:span></text:p>
            <text:p text:style-name="P31"><text:span text:style-name="T54">    </text:span><text:span text:style-name="T54">char state[2];    // Two character abbreviation</text:span></text:p>
            <text:p text:style-name="P31"><text:span text:style-name="T54">    </text:span><text:span text:style-name="T54">long int zip;     // numeric zip code</text:span></text:p>
            <text:p text:style-name="P31"><text:span text:style-name="T54">} list[MAX_ENTRIES]; </text:span></text:p>
            <text:p text:style-name="P31"><text:span text:style-name="T54"/></text:p>
            <text:p text:style-name="P31"><text:span text:style-name="T54"/></text:p>
            <text:p text:style-name="P31"><text:span text:style-name="T54">// Pointer to the data</text:span></text:p>
            <text:p text:style-name="P31"><text:span text:style-name="T54">struct mailing *list_ptrs[MAX_ENTRIES];  </text:span></text:p>
            <text:p text:style-name="P31"><text:span text:style-name="T54"/></text:p>
            <text:p text:style-name="P31"><text:span text:style-name="T54">int current;    // current mailing list entry</text:span></text:p>
            <text:p text:style-name="P31"><text:span text:style-name="T54"/></text:p>
            <text:p text:style-name="P31"><text:span text:style-name="T54">    </text:span><text:span text:style-name="T54">// ....</text:span></text:p>
            <text:p text:style-name="P31"><text:span text:style-name="T54"/></text:p>
            <text:p text:style-name="P31"><text:span text:style-name="T54">    </text:span><text:span text:style-name="T54">for (current = 0; current = number_of_entries; ++current) </text:span></text:p>
            <text:p text:style-name="P31"><text:span text:style-name="T54">        </text:span><text:span text:style-name="T54">list_ptrs = &amp;list[current]; </text:span></text:p>
            <text:p text:style-name="P31"><text:span text:style-name="T54"/></text:p>
            <text:p text:style-name="P31"><text:span text:style-name="T54">    </text:span><text:span text:style-name="T54">// Sort list_ptrs by zip cod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5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5" draw:text-style-name="P15" draw:layer="layout" svg:width="23.91cm" svg:height="3.507cm" svg:x="2.057cm" svg:y="1.743cm" presentation:class="title" presentation:user-transformed="true">
          <draw:text-box>
            <text:p text:style-name="P4"><text:span text:style-name="T10">Command Line Arguments</text:span></text:p>
          </draw:text-box>
        </draw:frame>
        <draw:frame presentation:style-name="pr17" draw:text-style-name="P41" draw:layer="layout" svg:width="23.91cm" svg:height="14.454cm" svg:x="2.057cm" svg:y="5.221cm" presentation:class="subtitle" presentation:user-transformed="true">
          <draw:text-box>
            <text:p text:style-name="P12"><text:span text:style-name="T41"><text:tab/></text:span><text:span text:style-name="T41">int main(int argc, char *argv[]) </text:span></text:p>
            <text:p text:style-name="P12"><text:span text:style-name="T41"><text:tab/></text:span><text:span text:style-name="T41">{</text:span></text:p>
            <text:p text:style-name="P57"><text:span text:style-name="T55"/></text:p>
            <text:p text:style-name="P57"><text:span text:style-name="T55">argc</text:span><text:span text:style-name="T55"><text:tab/></text:span><text:span text:style-name="T56">The number of arguments (program counts as one, so this number is always &gt;= 1).</text:span></text:p>
            <text:p text:style-name="P58"><text:span text:style-name="T55">argv</text:span><text:span text:style-name="T57"><text:tab/></text:span><text:span text:style-name="T56">The arguments (program name is</text:span><text:span text:style-name="T57"> argv[0]</text:span><text:span text:style-name="T56">).</text:span></text:p>
            <text:p text:style-name="P28"><text:span text:style-name="T39"/></text:p>
            <text:p text:style-name="P26"><text:span text:style-name="T39">Example:</text:span></text:p>
            <text:p text:style-name="P26"><text:span text:style-name="T39"/></text:p>
            <text:p text:style-name="P12"><text:span text:style-name="T41"><text:tab/></text:span><text:span text:style-name="T41">args this is a test </text:span></text:p>
            <text:p text:style-name="P11"><text:span text:style-name="T39"/></text:p>
            <text:p text:style-name="P11"><text:span text:style-name="T39">turns into: </text:span></text:p>
            <text:p text:style-name="P59"><text:span text:style-name="T41"/></text:p>
            <text:p text:style-name="P59"><text:span text:style-name="T41"><text:tab/></text:span><text:span text:style-name="T41">argc </text:span><text:span text:style-name="T41"><text:tab/></text:span><text:span text:style-name="T41"><text:tab/></text:span><text:span text:style-name="T41">= 5 </text:span></text:p>
            <text:p text:style-name="P59"><text:span text:style-name="T41"><text:tab/></text:span><text:span text:style-name="T41">argv[0] </text:span><text:span text:style-name="T41"><text:tab/></text:span><text:span text:style-name="T41"><text:tab/></text:span><text:span text:style-name="T41">= "args" </text:span></text:p>
            <text:p text:style-name="P59"><text:span text:style-name="T41"><text:tab/></text:span><text:span text:style-name="T41">argv[1] </text:span><text:span text:style-name="T41"><text:tab/></text:span><text:span text:style-name="T41"><text:tab/></text:span><text:span text:style-name="T41">= "this" </text:span></text:p>
            <text:p text:style-name="P59"><text:span text:style-name="T41"><text:tab/></text:span><text:span text:style-name="T41">argv[2] </text:span><text:span text:style-name="T41"><text:tab/></text:span><text:span text:style-name="T41"><text:tab/></text:span><text:span text:style-name="T41">= "is" </text:span></text:p>
            <text:p text:style-name="P59"><text:span text:style-name="T41"><text:tab/></text:span><text:span text:style-name="T41">argv[3] </text:span><text:span text:style-name="T41"><text:tab/></text:span><text:span text:style-name="T41"><text:tab/></text:span><text:span text:style-name="T41">= "a" </text:span></text:p>
            <text:p text:style-name="P59"><text:span text:style-name="T41"><text:tab/></text:span><text:span text:style-name="T41">argv[4] </text:span><text:span text:style-name="T41"><text:tab/></text:span><text:span text:style-name="T41"><text:tab/></text:span><text:span text:style-name="T41">= "test" 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6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5" draw:text-style-name="P10" draw:layer="layout" svg:width="23.91cm" svg:height="3.507cm" svg:x="2.057cm" svg:y="1.743cm" presentation:class="title">
          <draw:text-box>
            <text:p text:style-name="P4"><text:span text:style-name="T2">Example</text:span></text:p>
          </draw:text-box>
        </draw:frame>
        <draw:frame presentation:style-name="pr6" draw:text-style-name="P63" draw:layer="layout" svg:width="23.91cm" svg:height="13.23cm" svg:x="2.057cm" svg:y="5.838cm" presentation:class="subtitle" presentation:user-transformed="true">
          <draw:text-box>
            <text:p text:style-name="P11"><text:span text:style-name="T42">Our mission is to make the following program:</text:span></text:p>
            <text:p text:style-name="P11"><text:span text:style-name="T42"/></text:p>
            <text:p text:style-name="P12"><text:span text:style-name="T43"><text:tab/></text:span><text:span text:style-name="T43">print_file [-v] [-l&lt;length&gt;]</text:span></text:p>
            <text:p text:style-name="P12"><text:span text:style-name="T43"><text:tab/></text:span><text:span text:style-name="T43"><text:tab/></text:span><text:span text:style-name="T43"> </text:span><text:span text:style-name="T43">[-o&lt;name&gt;] [file1] [file2] ... </text:span></text:p>
            <text:p text:style-name="P12"><text:span text:style-name="T43"/></text:p>
            <text:p text:style-name="P60"><text:span text:style-name="T58">-v </text:span><text:span text:style-name="T58"><text:tab/></text:span><text:span text:style-name="T59">Verbose option. Turns on a lot of progress information messages. </text:span></text:p>
            <text:p text:style-name="P61"><text:span text:style-name="T42"/></text:p>
            <text:p text:style-name="P61"><text:span text:style-name="T60">-l&lt;</text:span><text:span text:style-name="T61">length</text:span><text:span text:style-name="T60">&gt;</text:span></text:p>
            <text:p text:style-name="P62"><text:span text:style-name="T42"><text:s/></text:span><text:span text:style-name="T42"><text:tab/></text:span><text:span text:style-name="T42">Set the page size to &lt;</text:span><text:span text:style-name="T62">length</text:span><text:span text:style-name="T42">&gt; lines. (Default = 66). </text:span></text:p>
            <text:p text:style-name="P61"><text:span text:style-name="T42"/></text:p>
            <text:p text:style-name="P61"><text:span text:style-name="T60">-o&lt;</text:span><text:span text:style-name="T61">name</text:span><text:span text:style-name="T60">&gt;</text:span></text:p>
            <text:p text:style-name="P62"><text:span text:style-name="T42"><text:s/></text:span><text:span text:style-name="T42"><text:tab/></text:span><text:span text:style-name="T42">Set the output file to &lt;</text:span><text:span text:style-name="T62">name</text:span><text:span text:style-name="T42">&gt;. (Default = print.out) 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7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5" draw:text-style-name="P4" draw:layer="layout" svg:width="23.91cm" svg:height="3.507cm" svg:x="2.086cm" svg:y="0.727cm" presentation:class="title" presentation:user-transformed="true">
          <draw:text-box>
            <text:p text:style-name="P4"><text:span text:style-name="T63">print_file</text:span></text:p>
          </draw:text-box>
        </draw:frame>
        <draw:frame presentation:style-name="pr18" draw:text-style-name="P65" draw:layer="layout" svg:width="23.91cm" svg:height="15.503cm" svg:x="1.886cm" svg:y="3.996cm" presentation:class="subtitle" presentation:user-transformed="true">
          <draw:text-box>
            <text:p text:style-name="P64"><text:span text:style-name="T30">/********************************************************</text:span></text:p>
            <text:p text:style-name="P64"><text:span text:style-name="T30"> </text:span><text:span text:style-name="T30">* print -- format files for printing                   *</text:span></text:p>
            <text:p text:style-name="P64"><text:span text:style-name="T30"> </text:span><text:span text:style-name="T30">********************************************************/</text:span></text:p>
            <text:p text:style-name="P64"><text:span text:style-name="T30">#include &lt;iostream&gt;</text:span></text:p>
            <text:p text:style-name="P64"><text:span text:style-name="T30">#include &lt;stdlib.h&gt;     </text:span></text:p>
            <text:p text:style-name="P64"><text:span text:style-name="T30"/></text:p>
            <text:p text:style-name="P64"><text:span text:style-name="T30">int verbose = 0;            // verbose mode (default = false) </text:span></text:p>
            <text:p text:style-name="P64"><text:span text:style-name="T30">char *out_file = "print.out";   // output file name </text:span></text:p>
            <text:p text:style-name="P64"><text:span text:style-name="T30">char *program_name;       // name of the program (for errors) </text:span></text:p>
            <text:p text:style-name="P64"><text:span text:style-name="T30">int line_max = 66;              // number of lines per page </text:span></text:p>
            <text:p text:style-name="P64"><text:span text:style-name="T30"/></text:p>
            <text:p text:style-name="P64"><text:span text:style-name="T30">/********************************************************</text:span></text:p>
            <text:p text:style-name="P64"><text:span text:style-name="T30"> </text:span><text:span text:style-name="T30">* do_file -- dummy routine to handle a file            *</text:span></text:p>
            <text:p text:style-name="P64"><text:span text:style-name="T30"> </text:span><text:span text:style-name="T30">*                                                      *</text:span></text:p>
            <text:p text:style-name="P64"><text:span text:style-name="T30"> </text:span><text:span text:style-name="T30">* Parameter                                            *</text:span></text:p>
            <text:p text:style-name="P64"><text:span text:style-name="T30"> </text:span><text:span text:style-name="T30">*      name -- name of the file to print               *</text:span></text:p>
            <text:p text:style-name="P64"><text:span text:style-name="T30"> </text:span><text:span text:style-name="T30">********************************************************/</text:span></text:p>
            <text:p text:style-name="P64"><text:span text:style-name="T30">void do_file(char *name) {</text:span></text:p>
            <text:p text:style-name="P64"><text:span text:style-name="T30">    </text:span><text:span text:style-name="T30">std::cout &lt;&lt; "Verbose " &lt;&lt; verbose &lt;&lt; </text:span></text:p>
            <text:p text:style-name="P64"><text:span text:style-name="T30"><text:s text:c="12"/></text:span><text:span text:style-name="T30">" Lines " &lt;&lt; line_max &lt;&lt; </text:span></text:p>
            <text:p text:style-name="P64"><text:span text:style-name="T30">            </text:span><text:span text:style-name="T30">" Input " &lt;&lt; name &lt;&lt; </text:span></text:p>
            <text:p text:style-name="P64"><text:span text:style-name="T30"><text:s text:c="12"/></text:span><text:span text:style-name="T30">" Output " &lt;&lt; out_file &lt;&lt; '\n';</text:span></text:p>
            <text:p text:style-name="P64"><text:span text:style-name="T30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8"/>
          <draw:frame presentation:style-name="pr4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5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63">print_file (cont)</text:span></text:p>
          </draw:text-box>
        </draw:frame>
        <draw:frame presentation:style-name="pr6" draw:text-style-name="P65" draw:layer="layout" svg:width="23.91cm" svg:height="13.23cm" svg:x="2.057cm" svg:y="5.837cm" presentation:class="subtitle" presentation:user-transformed="true">
          <draw:text-box>
            <text:p text:style-name="P64"><text:span text:style-name="T30">/********************************************************</text:span></text:p>
            <text:p text:style-name="P64"><text:span text:style-name="T30"> </text:span><text:span text:style-name="T30">* usage -- tell the user how to use this program and   *</text:span></text:p>
            <text:p text:style-name="P64"><text:span text:style-name="T30"> </text:span><text:span text:style-name="T30">*              exit                                    *</text:span></text:p>
            <text:p text:style-name="P64"><text:span text:style-name="T30"> </text:span><text:span text:style-name="T30">********************************************************/</text:span></text:p>
            <text:p text:style-name="P64"><text:span text:style-name="T30">void usage(void)</text:span></text:p>
            <text:p text:style-name="P64"><text:span text:style-name="T30">{</text:span></text:p>
            <text:p text:style-name="P64"><text:span text:style-name="T30">    </text:span><text:span text:style-name="T30">cerr &lt;&lt; "Usage is " &lt;&lt; program_name &lt;&lt;</text:span></text:p>
            <text:p text:style-name="P64"><text:span text:style-name="T30">            </text:span><text:span text:style-name="T30">" [options] [file-list]\n";</text:span></text:p>
            <text:p text:style-name="P64"><text:span text:style-name="T30">    </text:span><text:span text:style-name="T30">cerr &lt;&lt; "Options\n";</text:span></text:p>
            <text:p text:style-name="P64"><text:span text:style-name="T30">    </text:span><text:span text:style-name="T30">cerr &lt;&lt; "  -v          verbose\n";</text:span></text:p>
            <text:p text:style-name="P64"><text:span text:style-name="T30">    </text:span><text:span text:style-name="T30">cerr &lt;&lt; "  -l&lt;number&gt;  Number of lines\n";</text:span></text:p>
            <text:p text:style-name="P64"><text:span text:style-name="T30">    </text:span><text:span text:style-name="T30">cerr &lt;&lt; "  -o&lt;name&gt;    Set output file name\n";</text:span></text:p>
            <text:p text:style-name="P64"><text:span text:style-name="T30">    </text:span><text:span text:style-name="T30">exit (8);</text:span></text:p>
            <text:p text:style-name="P64"><text:span text:style-name="T30">}</text:span></text:p>
            <text:p text:style-name="P64"><text:span text:style-name="T30"/></text:p>
          </draw:text-box>
        </draw:frame>
        <presentation:notes draw:style-name="dp2">
          <draw:page-thumbnail draw:style-name="gr1" draw:layer="layout" svg:width="13.705cm" svg:height="10.279cm" svg:x="3.641cm" svg:y="2.853cm" draw:page-number="29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0">
        <draw:frame presentation:style-name="pr5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63">print_file (cont)</text:span></text:p>
          </draw:text-box>
        </draw:frame>
        <draw:frame presentation:style-name="pr19" draw:text-style-name="P65" draw:layer="layout" svg:width="23.91cm" svg:height="14.829cm" svg:x="2.057cm" svg:y="5.027cm" presentation:class="subtitle" presentation:user-transformed="true">
          <draw:text-box>
            <text:p text:style-name="P64"><text:span text:style-name="T30">main(int argc, char *argv[])</text:span></text:p>
            <text:p text:style-name="P64"><text:span text:style-name="T30">{</text:span></text:p>
            <text:p text:style-name="P64"><text:span text:style-name="T30">    </text:span><text:span text:style-name="T30">// save the program name for future use </text:span></text:p>
            <text:p text:style-name="P64"><text:span text:style-name="T30">    </text:span><text:span text:style-name="T30">program_name = argv[0];</text:span></text:p>
            <text:p text:style-name="P64"><text:span text:style-name="T30"/></text:p>
            <text:p text:style-name="P64"><text:span text:style-name="T30">    </text:span><text:span text:style-name="T30">/* </text:span></text:p>
            <text:p text:style-name="P64"><text:span text:style-name="T30">     </text:span><text:span text:style-name="T30">* loop for each option.  </text:span></text:p>
            <text:p text:style-name="P64"><text:span text:style-name="T30">     </text:span><text:span text:style-name="T30">*   Stop if we run out of arguments</text:span></text:p>
            <text:p text:style-name="P64"><text:span text:style-name="T30">     </text:span><text:span text:style-name="T30">*   or we get an argument without a dash.</text:span></text:p>
            <text:p text:style-name="P64"><text:span text:style-name="T30">     </text:span><text:span text:style-name="T30">*/</text:span></text:p>
            <text:p text:style-name="P64"><text:span text:style-name="T30">    </text:span><text:span text:style-name="T30">while ((argc &gt; 1) &amp;&amp; (argv[1][0] == '-')) {</text:span></text:p>
            <text:p text:style-name="P64"><text:span text:style-name="T30">        </text:span><text:span text:style-name="T30">/*</text:span></text:p>
            <text:p text:style-name="P64"><text:span text:style-name="T30">         </text:span><text:span text:style-name="T30">* argv[1][1] is the actual option character.</text:span></text:p>
            <text:p text:style-name="P64"><text:span text:style-name="T30">         </text:span><text:span text:style-name="T30">*/</text:span></text:p>
            <text:p text:style-name="P64"><text:span text:style-name="T30">        </text:span><text:span text:style-name="T30">switch (argv[1][1]) {</text:span></text:p>
            <text:p text:style-name="P64"><text:span text:style-name="T30">            </text:span><text:span text:style-name="T30">/*</text:span></text:p>
            <text:p text:style-name="P64"><text:span text:style-name="T30">             </text:span><text:span text:style-name="T30">* -v verbose </text:span></text:p>
            <text:p text:style-name="P64"><text:span text:style-name="T30">             </text:span><text:span text:style-name="T30">*/</text:span></text:p>
            <text:p text:style-name="P64"><text:span text:style-name="T30">            </text:span><text:span text:style-name="T30">case 'v':</text:span></text:p>
            <text:p text:style-name="P64"><text:span text:style-name="T30">                </text:span><text:span text:style-name="T30">verbose = 1; </text:span></text:p>
            <text:p text:style-name="P64"><text:span text:style-name="T30">                </text:span><text:span text:style-name="T30">break;</text:span></text:p>
            <text:p text:style-name="P64"><text:span text:style-name="T30"/></text:p>
          </draw:text-box>
        </draw:frame>
        <presentation:notes draw:style-name="dp2">
          <draw:page-thumbnail draw:style-name="gr1" draw:layer="layout" svg:width="13.705cm" svg:height="10.279cm" svg:x="3.641cm" svg:y="2.853cm" draw:page-number="30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0">
        <draw:frame presentation:style-name="pr5" draw:text-style-name="P3" draw:layer="layout" svg:width="23.91cm" svg:height="3.507cm" svg:x="2.057cm" svg:y="1.743cm" presentation:class="title" presentation:user-transformed="true">
          <draw:text-box>
            <text:p text:style-name="P4"><text:span text:style-name="T63">print_file (cont)</text:span></text:p>
          </draw:text-box>
        </draw:frame>
        <draw:frame presentation:style-name="pr6" draw:text-style-name="P66" draw:layer="layout" svg:width="23.91cm" svg:height="13.23cm" svg:x="1.981cm" svg:y="5.765cm" presentation:class="subtitle" presentation:user-transformed="true">
          <draw:text-box>
            <text:p text:style-name="P64"><text:span text:style-name="T64">        </text:span><text:span text:style-name="T30">    </text:span><text:span text:style-name="T30">/*</text:span></text:p>
            <text:p text:style-name="P64"><text:span text:style-name="T30">             </text:span><text:span text:style-name="T30">* -o&lt;name&gt;  output file</text:span></text:p>
            <text:p text:style-name="P64"><text:span text:style-name="T30">             </text:span><text:span text:style-name="T30">*    [0] is the dash</text:span></text:p>
            <text:p text:style-name="P64"><text:span text:style-name="T30">             </text:span><text:span text:style-name="T30">*    [1] is the "o"</text:span></text:p>
            <text:p text:style-name="P64"><text:span text:style-name="T30">             </text:span><text:span text:style-name="T30">*    [2] starts the name</text:span></text:p>
            <text:p text:style-name="P64"><text:span text:style-name="T30">             </text:span><text:span text:style-name="T30">*/</text:span></text:p>
            <text:p text:style-name="P64"><text:span text:style-name="T30">            </text:span><text:span text:style-name="T30">case 'o':</text:span></text:p>
            <text:p text:style-name="P64"><text:span text:style-name="T30">                </text:span><text:span text:style-name="T30">out_file = &amp;argv[1][2];</text:span></text:p>
            <text:p text:style-name="P64"><text:span text:style-name="T30">                </text:span><text:span text:style-name="T30">break;</text:span></text:p>
            <text:p text:style-name="P64"><text:span text:style-name="T30">            </text:span><text:span text:style-name="T30">/*</text:span></text:p>
            <text:p text:style-name="P64"><text:span text:style-name="T30">             </text:span><text:span text:style-name="T30">* -l&lt;number&gt; set max number of lines</text:span></text:p>
            <text:p text:style-name="P64"><text:span text:style-name="T30">             </text:span><text:span text:style-name="T30">*/</text:span></text:p>
            <text:p text:style-name="P64"><text:span text:style-name="T30">            </text:span><text:span text:style-name="T30">case 'l':</text:span></text:p>
            <text:p text:style-name="P64"><text:span text:style-name="T30">                </text:span><text:span text:style-name="T30">line_max = atoi(&amp;argv[1][2]);</text:span></text:p>
            <text:p text:style-name="P64"><text:span text:style-name="T30">                </text:span><text:span text:style-name="T30">break;</text:span></text:p>
            <text:p text:style-name="P64"><text:span text:style-name="T30">            </text:span><text:span text:style-name="T30">default:</text:span></text:p>
            <text:p text:style-name="P64"><text:span text:style-name="T30">                </text:span><text:span text:style-name="T30">cerr &lt;&lt; "Bad option " &lt;&lt; argv[1] &lt;&lt;'\n';</text:span></text:p>
            <text:p text:style-name="P64"><text:span text:style-name="T30">                </text:span><text:span text:style-name="T30">usage();</text:span></text:p>
            <text:p text:style-name="P64"><text:span text:style-name="T30">        </text:span><text:span text:style-name="T30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1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5" draw:text-style-name="P3" draw:layer="layout" svg:width="23.91cm" svg:height="3.507cm" svg:x="2.057cm" svg:y="0.835cm" presentation:class="title" presentation:user-transformed="true">
          <draw:text-box>
            <text:p text:style-name="P4"><text:span text:style-name="T63">print_file (cont)</text:span></text:p>
          </draw:text-box>
        </draw:frame>
        <draw:frame presentation:style-name="pr20" draw:text-style-name="P65" draw:layer="layout" svg:width="23.91cm" svg:height="16.177cm" svg:x="1.896cm" svg:y="3.773cm" presentation:class="subtitle" presentation:user-transformed="true">
          <draw:text-box>
            <text:p text:style-name="P64"><text:span text:style-name="T30">        </text:span><text:span text:style-name="T30">/*</text:span></text:p>
            <text:p text:style-name="P64"><text:span text:style-name="T30">         </text:span><text:span text:style-name="T30">* move the argument list up one</text:span></text:p>
            <text:p text:style-name="P64"><text:span text:style-name="T30">         </text:span><text:span text:style-name="T30">* move the count down one</text:span></text:p>
            <text:p text:style-name="P64"><text:span text:style-name="T30">         </text:span><text:span text:style-name="T30">*/</text:span></text:p>
            <text:p text:style-name="P64"><text:span text:style-name="T30">        </text:span><text:span text:style-name="T30">++argv;</text:span></text:p>
            <text:p text:style-name="P64"><text:span text:style-name="T30">        </text:span><text:span text:style-name="T30">--argc;</text:span></text:p>
            <text:p text:style-name="P64"><text:span text:style-name="T30">    </text:span><text:span text:style-name="T30">}</text:span></text:p>
            <text:p text:style-name="P64"><text:span text:style-name="T30"/></text:p>
            <text:p text:style-name="P64"><text:span text:style-name="T30">    </text:span><text:span text:style-name="T30">/*</text:span></text:p>
            <text:p text:style-name="P64"><text:span text:style-name="T30">     </text:span><text:span text:style-name="T30">* At this point all the options have been processed.</text:span></text:p>
            <text:p text:style-name="P64"><text:span text:style-name="T30">     </text:span><text:span text:style-name="T30">* Check to see if we have no files in the list</text:span></text:p>
            <text:p text:style-name="P64"><text:span text:style-name="T30">     </text:span><text:span text:style-name="T30">* and if so, we need to list just standard in.</text:span></text:p>
            <text:p text:style-name="P64"><text:span text:style-name="T30">     </text:span><text:span text:style-name="T30">*/</text:span></text:p>
            <text:p text:style-name="P64"><text:span text:style-name="T30">    </text:span><text:span text:style-name="T30">if (argc == 1) {</text:span></text:p>
            <text:p text:style-name="P64"><text:span text:style-name="T30">        </text:span><text:span text:style-name="T30">do_file("print.in");</text:span></text:p>
            <text:p text:style-name="P64"><text:span text:style-name="T30">    </text:span><text:span text:style-name="T30">} else {</text:span></text:p>
            <text:p text:style-name="P64"><text:span text:style-name="T30">        </text:span><text:span text:style-name="T30">while (argc &gt; 1) {</text:span></text:p>
            <text:p text:style-name="P64"><text:span text:style-name="T30">          </text:span><text:span text:style-name="T30">do_file(argv[1]);</text:span></text:p>
            <text:p text:style-name="P64"><text:span text:style-name="T30">          </text:span><text:span text:style-name="T30">++argv;</text:span></text:p>
            <text:p text:style-name="P64"><text:span text:style-name="T30">          </text:span><text:span text:style-name="T30">--argc;</text:span></text:p>
            <text:p text:style-name="P64"><text:span text:style-name="T30">        </text:span><text:span text:style-name="T30">}</text:span></text:p>
            <text:p text:style-name="P64"><text:span text:style-name="T30">    </text:span><text:span text:style-name="T30">}</text:span></text:p>
            <text:p text:style-name="P31"><text:span text:style-name="T30">    </text:span><text:span text:style-name="T30">return (0);</text:span></text:p>
            <text:p text:style-name="P31"><text:span text:style-name="T30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2"/>
          <draw:frame presentation:style-name="pr4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74cm" fo:margin-bottom="0.374cm" style:text-autospace="none">
        <style:tab-stops>
          <style:tab-stop style:position="-2.24cm"/>
          <style:tab-stop style:position="4.48cm"/>
        </style:tab-stops>
      </style:paragraph-properties>
      <style:text-properties fo:font-family="Times" style:font-family-generic="roman" style:font-pitch="variable" fo:font-size="31.7999992370605pt" fo:language="zxx" fo:country="none" style:font-family-asian="Courier" style:font-family-generic-asian="modern" style:font-pitch-asian="variable" style:font-size-asian="63.5pt" style:language-asian="zxx" style:country-asian="none" style:font-family-complex="Courier" style:font-family-generic-complex="modern" style:font-pitch-complex="variable" style:font-size-complex="63.5pt"/>
    </style:style>
    <style:style style:name="Chapter" style:family="graphic">
      <style:paragraph-properties fo:margin-left="0cm" fo:margin-right="1.095cm" fo:margin-top="0.374cm" fo:margin-bottom="0.374cm" fo:text-align="center" fo:text-indent="0.049cm" style:text-autospace="none"/>
      <style:text-properties fo:font-family="Times" style:font-family-generic="roman" style:font-pitch="variable" fo:font-size="169.399993896484pt" fo:language="zxx" fo:country="none" style:font-family-asian="Courier" style:font-family-generic-asian="modern" style:font-pitch-asian="variable" style:font-size-asian="63.5pt" style:language-asian="zxx" style:country-asian="none" style:font-family-complex="Courier" style:font-family-generic-complex="modern" style:font-pitch-complex="variable" style:font-size-complex="63.5pt"/>
    </style:style>
    <style:style style:name="CodePara" style:family="graphic">
      <style:paragraph-properties style:text-autospace="none">
        <style:tab-stops>
          <style:tab-stop style:position="-2.24cm"/>
          <style:tab-stop style:position="4.48cm"/>
        </style:tab-stops>
      </style:paragraph-properties>
      <style:text-properties fo:font-family="Courier" style:font-family-generic="modern" style:font-pitch="variable" fo:font-size="31.7999992370605pt" fo:language="zxx" fo:country="none" style:font-family-asian="Courier" style:font-family-generic-asian="modern" style:font-pitch-asian="variable" style:font-size-asian="24.7000007629395pt" style:language-asian="zxx" style:country-asian="none" style:font-family-complex="Courier" style:font-family-generic-complex="modern" style:font-pitch-complex="variable" style:font-size-complex="24.7000007629395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">
            <style:list-level-properties text:space-before="9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6.441cm"/>
    </style:style>
    <style:style style:name="MP1" style:family="paragraph">
      <style:paragraph-properties fo:margin-left="0cm" fo:margin-right="0cm" fo:text-align="center" fo:text-indent="0cm">
        <style:tab-stops>
          <style:tab-stop style:position="12.7cm" style:type="center"/>
          <style:tab-stop style:position="25.4cm" style:type="right"/>
        </style:tab-stops>
      </style:paragraph-properties>
    </style:style>
    <style:style style:name="MP2" style:family="paragraph">
      <style:paragraph-properties fo:margin-left="0cm" fo:margin-right="0cm" fo:text-align="center" fo:text-indent="0cm">
        <style:tab-stops>
          <style:tab-stop style:position="2.822cm"/>
        </style:tab-stops>
      </style:paragraph-properties>
      <style:text-properties fo:font-size="12pt"/>
    </style:style>
    <style:style style:name="MT1" style:family="text">
      <style:text-properties fo:font-size="12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draw:frame draw:style-name="Mgr1" draw:text-style-name="MP2" draw:layer="backgroundobjects" svg:width="26.441cm" svg:height="0.509cm" svg:x="0.614cm" svg:y="19.882cm">
        <draw:text-box>
          <text:p text:style-name="MP1"><text:span text:style-name="MT1">Practical C++ Programming</text:span><text:span text:style-name="MT1"><text:tab/></text:span><text:span text:style-name="MT1">Copyright 2003 O'Reilly and Associates</text:span><text:span text:style-name="MT1"><text:tab/></text:span><text:span text:style-name="MT1">Page </text:span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3-01-22T21:45:39</meta:creation-date>
    <dc:date>2003-03-01T21:52:00</dc:date>
    <meta:print-date>2003-03-01T17:25:37</meta:print-date>
    <dc:language>en-US</dc:language>
    <meta:editing-cycles>41</meta:editing-cycles>
    <meta:editing-duration>PT21H25M2S</meta:editing-duration>
    <meta:document-statistic meta:object-count="249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" svg:font-family="Times"/>
    <style:font-face style:name="Courier" svg:font-family="Courier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pitch="variable"/>
    <style:font-face style:name="Times1" svg:font-family="Times" style:font-family-generic="roman" style:font-pitch="variable"/>
  </office:font-face-decls>
  <office:automatic-styles>
    <style:style style:name="Table30" style:family="table">
      <style:table-properties style:width="10.0389in" table:align="left"/>
    </style:style>
    <style:style style:name="Table30.A" style:family="table-column">
      <style:table-column-properties style:column-width="2.8507in"/>
    </style:style>
    <style:style style:name="Table30.B" style:family="table-column">
      <style:table-column-properties style:column-width="2.6417in"/>
    </style:style>
    <style:style style:name="Table30.C" style:family="table-column">
      <style:table-column-properties style:column-width="4.5465in"/>
    </style:style>
    <style:style style:name="Table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0.C1" style:family="table-cell">
      <style:table-cell-properties fo:padding="0.0382in" fo:border="0.0007in solid #000000"/>
    </style:style>
    <style:style style:name="Table30.A2" style:family="table-cell">
      <style:table-cell-properties fo:padding="0.0382in" fo:border-left="0.0007in solid #000000" fo:border-right="none" fo:border-top="none" fo:border-bottom="0.0007in solid #000000"/>
    </style:style>
    <style:style style:name="Table3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">
      <style:paragraph-properties fo:text-align="justify" style:justify-single-word="false"/>
      <style:text-properties style:font-name="Times New Roman" fo:font-size="26pt" style:font-size-asian="14pt" style:font-size-complex="14pt"/>
    </style:style>
    <style:style style:name="P2" style:family="paragraph" style:parent-style-name="Normal">
      <style:paragraph-properties style:line-height-at-least="0.1945in"/>
      <style:text-properties style:font-name="Times New Roman" fo:font-size="26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">Service</text:p>
            <text:p text:style-name="P1">(Variable Name)</text:p>
          </table:table-cell>
          <table:table-cell table:style-name="Table30.A1" office:value-type="string">
            <text:p text:style-name="P1">Address</text:p>
            <text:p text:style-name="P1">(Address value)</text:p>
          </table:table-cell>
          <table:table-cell table:style-name="Table30.C1" office:value-type="string">
            <text:p text:style-name="P1">Building</text:p>
            <text:p text:style-name="P1">(Thing)</text:p>
          </table:table-cell>
        </table:table-row>
        <table:table-row>
          <table:table-cell table:style-name="Table30.A2" office:value-type="string">
            <text:p text:style-name="P2">Fire Department</text:p>
          </table:table-cell>
          <table:table-cell table:style-name="Table30.A2" office:value-type="string">
            <text:p text:style-name="P2">1 Main Street</text:p>
          </table:table-cell>
          <table:table-cell table:style-name="Table30.C2" office:value-type="string">
            <text:p text:style-name="P2">City Hall</text:p>
          </table:table-cell>
        </table:table-row>
        <table:table-row>
          <table:table-cell table:style-name="Table30.A2" office:value-type="string">
            <text:p text:style-name="P2">Police Station</text:p>
          </table:table-cell>
          <table:table-cell table:style-name="Table30.A2" office:value-type="string">
            <text:p text:style-name="P2">1 Main Street</text:p>
          </table:table-cell>
          <table:table-cell table:style-name="Table30.C2" office:value-type="string">
            <text:p text:style-name="P2">City Hall</text:p>
          </table:table-cell>
        </table:table-row>
        <table:table-row>
          <table:table-cell table:style-name="Table30.A2" office:value-type="string">
            <text:p text:style-name="P2">Planning office</text:p>
          </table:table-cell>
          <table:table-cell table:style-name="Table30.A2" office:value-type="string">
            <text:p text:style-name="P2">1 Main Street</text:p>
          </table:table-cell>
          <table:table-cell table:style-name="Table30.C2" office:value-type="string">
            <text:p text:style-name="P2">City Hall</text:p>
          </table:table-cell>
        </table:table-row>
        <table:table-row>
          <table:table-cell table:style-name="Table30.A2" office:value-type="string">
            <text:p text:style-name="P2">Gas Station </text:p>
          </table:table-cell>
          <table:table-cell table:style-name="Table30.A2" office:value-type="string">
            <text:p text:style-name="P2">2 Main Street</text:p>
          </table:table-cell>
          <table:table-cell table:style-name="Table30.C2" office:value-type="string">
            <text:p text:style-name="P2">Ed’s Gas Station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" svg:font-family="Times"/>
    <style:font-face style:name="Courier" svg:font-family="Courier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pitch="variable"/>
    <style:font-face style:name="Times1" svg:font-family="Times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" fo:font-size="14pt" style:font-name-asian="HG Mincho Light J" style:font-size-asian="14pt" style:font-name-complex="Arial Unicode MS" style:font-size-complex="14pt"/>
    </style:style>
    <style:style style:name="List" style:family="paragraph" style:parent-style-name="Text_20_body" style:class="list">
      <style:text-properties style:font-name="Times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Normal" style:family="paragraph" style:parent-style-name="Standard">
      <style:paragraph-properties fo:margin="100%" fo:margin-left="0in" fo:margin-right="0in" fo:margin-top="0.0835in" fo:margin-bottom="0.0835in" fo:text-align="start" style:justify-single-word="false" fo:text-indent="0in" style:auto-text-indent="false">
        <style:tab-stops>
          <style:tab-stop style:position="-0.5in"/>
          <style:tab-stop style:position="1in"/>
        </style:tab-stops>
      </style:paragraph-properties>
      <style:text-properties style:font-name="Times1" fo:font-size="18pt" fo:font-weight="normal" style:font-name-asian="Courier" style:font-size-asian="36pt" style:font-weight-asian="normal" style:font-name-complex="Courier" style:font-size-complex="36pt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" svg:font-family="Times"/>
    <style:font-face style:name="Courier" svg:font-family="Courier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pitch="variable"/>
    <style:font-face style:name="Times1" svg:font-family="Times" style:font-family-generic="roman" style:font-pitch="variable"/>
  </office:font-face-decls>
  <office:automatic-styles>
    <style:style style:name="Table1" style:family="table">
      <style:table-properties style:width="9.0708in" table:align="left"/>
    </style:style>
    <style:style style:name="Table1.A" style:family="table-column">
      <style:table-column-properties style:column-width="1.5299in"/>
    </style:style>
    <style:style style:name="Table1.B" style:family="table-column">
      <style:table-column-properties style:column-width="7.54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">
      <style:paragraph-properties fo:text-align="justify" style:justify-single-word="false"/>
      <style:text-properties style:font-name="Times New Roman" fo:font-size="22pt" fo:font-weight="bold" style:font-size-asian="14pt" style:font-size-complex="14pt"/>
    </style:style>
    <style:style style:name="P2" style:family="paragraph" style:parent-style-name="Normal">
      <style:paragraph-properties style:line-height-at-least="0.1945in"/>
      <style:text-properties style:font-name="Times New Roman" fo:font-size="22pt" style:font-size-asian="14pt" style:font-size-complex="14pt"/>
    </style:style>
    <style:style style:name="P3" style:family="paragraph" style:parent-style-name="Normal">
      <style:paragraph-properties style:line-height-at-least="0.1945in"/>
      <style:text-properties style:font-name="Times New Roman" fo:font-size="22pt"/>
    </style:style>
    <style:style style:name="T1" style:family="text">
      <style:text-properties fo:font-style="italic" style:font-size-asian="14pt" style:font-style-asian="italic" style:font-size-complex="14pt" style:font-style-complex="italic"/>
    </style:style>
    <style:style style:name="T2" style:family="text">
      <style:text-properties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Operator</text:p>
          </table:table-cell>
          <table:table-cell table:style-name="Table1.B1" office:value-type="string">
            <text:p text:style-name="P1">Meaning</text:p>
          </table:table-cell>
        </table:table-row>
        <table:table-row>
          <table:table-cell table:style-name="Table1.A2" office:value-type="string">
            <text:p text:style-name="P2">*</text:p>
          </table:table-cell>
          <table:table-cell table:style-name="Table1.B2" office:value-type="string">
            <text:p text:style-name="P3"><text:span text:style-name="T1">Dereference</text:span><text:span text:style-name="T2"> (given a pointer, get the thing referenced)</text:span></text:p>
          </table:table-cell>
        </table:table-row>
        <table:table-row>
          <table:table-cell table:style-name="Table1.A2" office:value-type="string">
            <text:p text:style-name="P2">&amp;</text:p>
          </table:table-cell>
          <table:table-cell table:style-name="Table1.B2" office:value-type="string">
            <text:p text:style-name="P3"><text:span text:style-name="T1">Address of</text:span><text:span text:style-name="T2"> <text:s text:c="2"/>(given a thing, point to it). </text:span>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" svg:font-family="Times"/>
    <style:font-face style:name="Courier" svg:font-family="Courier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pitch="variable"/>
    <style:font-face style:name="Times1" svg:font-family="Times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" fo:font-size="14pt" style:font-name-asian="HG Mincho Light J" style:font-size-asian="14pt" style:font-name-complex="Arial Unicode MS" style:font-size-complex="14pt"/>
    </style:style>
    <style:style style:name="List" style:family="paragraph" style:parent-style-name="Text_20_body" style:class="list">
      <style:text-properties style:font-name="Times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Normal" style:family="paragraph" style:parent-style-name="Standard">
      <style:paragraph-properties fo:margin="100%" fo:margin-left="0in" fo:margin-right="0in" fo:margin-top="0.0835in" fo:margin-bottom="0.0835in" fo:text-align="start" style:justify-single-word="false" fo:text-indent="0in" style:auto-text-indent="false">
        <style:tab-stops>
          <style:tab-stop style:position="-0.5in"/>
          <style:tab-stop style:position="1in"/>
        </style:tab-stops>
      </style:paragraph-properties>
      <style:text-properties style:font-name="Times1" fo:font-size="18pt" fo:font-weight="normal" style:font-name-asian="Courier" style:font-size-asian="36pt" style:font-weight-asian="normal" style:font-name-complex="Courier" style:font-size-complex="36pt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